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94cm"/>
    </style:style>
    <style:style style:name="co2" style:family="table-column">
      <style:table-column-properties fo:break-before="auto" style:column-width="6.232cm"/>
    </style:style>
    <style:style style:name="co3" style:family="table-column">
      <style:table-column-properties fo:break-before="auto" style:column-width="5.357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4.01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ro6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c0c0c0" fo:border-left="0.088cm solid #000000" fo:border-right="none" fo:border-top="0.002cm solid #000000"/>
      <style:text-properties fo:color="#ff0000"/>
    </style:style>
    <style:style style:name="ce3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none" fo:background-color="transparent" fo:border-left="0.088cm solid #000000" fo:border-right="none" fo:border-top="0.002cm solid #000000"/>
      <style:text-properties style:use-window-font-color="true"/>
    </style:style>
    <style:style style:name="ce5" style:family="table-cell" style:parent-style-name="Default">
      <style:table-cell-properties fo:border-bottom="none" fo:border-left="0.088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88cm solid #000000" fo:border-right="0.002cm solid #000000" fo:border-top="none"/>
    </style:style>
    <style:style style:name="ce7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8" style:family="table-cell" style:parent-style-name="Default">
      <style:table-cell-properties fo:border-bottom="0.088cm solid #000000" fo:border-left="0.088cm solid #000000" fo:border-right="0.002cm solid #000000" fo:border-top="none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font-name="Nimbus Roman No9 L" fo:font-size="16pt" fo:language="hu" fo:country="HU" fo:font-style="normal" fo:text-shadow="none" style:text-underline-style="none" fo:font-weight="bold" style:text-underline-mode="continuous" style:text-line-through-mode="continuous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fo:color="#ff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14" style:family="table-cell" style:parent-style-name="Default">
      <style:table-cell-properties fo:border="0.002cm solid #000000"/>
      <style:text-properties style:text-line-through-style="solid"/>
    </style:style>
    <style:style style:name="ce15" style:family="table-cell" style:parent-style-name="Default">
      <style:table-cell-properties fo:border="0.002cm solid #000000"/>
      <style:text-properties fo:font-style="normal" style:font-style-asian="normal" style:font-style-complex="normal"/>
    </style:style>
    <style:style style:name="ce16" style:family="table-cell" style:parent-style-name="Default" style:data-style-name="N100">
      <style:table-cell-properties fo:border="0.002cm solid #000000"/>
    </style:style>
    <style:style style:name="ce17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0c0c0" fo:border="0.002cm solid #000000"/>
      <style:text-properties fo:color="#ff0000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order-left="none" fo:border-right="0.002cm solid #000000" fo:border-top="0.002cm solid #000000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26" style:family="table-cell" style:parent-style-name="Default">
      <style:table-cell-properties fo:wrap-option="wrap" fo:border="0.002cm solid #000000"/>
    </style:style>
    <style:style style:name="ce27" style:family="table-cell" style:parent-style-name="Default">
      <style:table-cell-properties fo:border-bottom="0.035cm solid #000000" fo:border-left="0.088cm solid #000000" fo:border-right="none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88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30" style:family="table-cell" style:parent-style-name="Default">
      <style:table-cell-properties fo:border-bottom="0.018cm solid #000000" fo:border-left="0.088cm solid #000000" fo:border-right="0.018cm solid #000000" fo:border-top="0.035cm solid #000000"/>
    </style:style>
    <style:style style:name="ce31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32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3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18cm solid #000000"/>
    </style:style>
    <style:style style:name="ce3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="0.035cm solid #000000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018cm solid #000000" fo:border-left="0.018cm solid #000000" fo:border-right="none" fo:border-top="none"/>
    </style:style>
    <style:style style:name="ce42" style:family="table-cell" style:parent-style-name="Default">
      <style:table-cell-properties fo:border-bottom="0.018cm solid #000000" fo:border-left="0.018cm solid #000000" fo:border-right="none" fo:border-top="0.018cm solid #000000"/>
    </style:style>
    <style:style style:name="ce43" style:family="table-cell" style:parent-style-name="Default">
      <style:table-cell-properties fo:border-bottom="0.088cm solid #000000" fo:border-left="0.018cm solid #000000" fo:border-right="0.035cm solid #000000" fo:border-top="0.018cm solid #000000"/>
    </style:style>
    <style:style style:name="ce4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c0c0c0" fo:border-left="0.002cm solid #000000" fo:border-right="0.088cm solid #000000" fo:border-top="0.002cm solid #000000"/>
      <style:text-properties fo:color="#ff0000"/>
    </style:style>
    <style:style style:name="ce46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47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style:use-window-font-color="true"/>
    </style:style>
    <style:style style:name="ce48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text-line-through-style="solid" style:text-line-through-type="double"/>
    </style:style>
    <style:style style:name="ce51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text-line-through-style="solid"/>
    </style:style>
    <style:style style:name="ce52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  <style:text-properties style:text-line-through-style="solid"/>
    </style:style>
    <style:style style:name="ce53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text-line-through-style="none"/>
    </style:style>
    <style:style style:name="ce54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55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56" style:family="table-cell" style:parent-style-name="Default">
      <style:table-cell-properties fo:border-bottom="0.035cm solid #000000" fo:border-left="none" fo:border-right="0.088cm solid #000000" fo:border-top="0.088cm solid #000000"/>
    </style:style>
    <style:style style:name="ce57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59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60" style:family="table-cell" style:parent-style-name="Default">
      <style:table-cell-properties fo:border-bottom="0.002cm solid #000000" fo:border-left="none" fo:border-right="none" fo:border-top="none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tracked-changes>
        <table:cell-content-change table:id="ct1">
          <table:cell-address table:column="2" table:row="67" table:table="0"/>
          <office:change-info>
            <dc:creator>Gábor Szigeti</dc:creator>
            <dc:date>2009-02-05T07:35:05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66" table:table="0"/>
          <office:change-info>
            <dc:creator>Gábor Szigeti</dc:creator>
            <dc:date>2009-02-05T11:18:26</dc:date>
          </office:change-info>
          <table:previous>
            <table:change-track-table-cell office:value-type="string">
              <text:p>Middleware</text:p>
            </table:change-track-table-cell>
          </table:previous>
        </table:cell-content-change>
        <table:cell-content-change table:id="ct3">
          <table:cell-address table:column="2" table:row="39" table:table="0"/>
          <office:change-info>
            <dc:creator>Gábor Szigeti</dc:creator>
            <dc:date>2009-02-11T07:39:55</dc:date>
          </office:change-info>
          <table:previous>
            <table:change-track-table-cell office:value-type="string">
              <text:p>Notify</text:p>
            </table:change-track-table-cell>
          </table:previous>
        </table:cell-content-change>
        <table:cell-content-change table:id="ct4">
          <table:cell-address table:column="2" table:row="40" table:table="0"/>
          <office:change-info>
            <dc:creator>Gábor Szigeti</dc:creator>
            <dc:date>2009-02-11T07:40:04</dc:date>
          </office:change-info>
          <table:previous>
            <table:change-track-table-cell office:value-type="string">
              <text:p>Notify</text:p>
            </table:change-track-table-cell>
          </table:previous>
        </table:cell-content-change>
        <table:cell-content-change table:id="ct5">
          <table:cell-address table:column="4" table:row="90" table:table="0"/>
          <office:change-info>
            <dc:creator>Gábor Szigeti</dc:creator>
            <dc:date>2009-02-17T09:42:05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104" table:table="0"/>
          <office:change-info>
            <dc:creator>Gábor Szigeti</dc:creator>
            <dc:date>2009-02-17T09:42:15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81" table:table="0"/>
          <office:change-info>
            <dc:creator>Gábor Szigeti</dc:creator>
            <dc:date>2009-02-17T12:28:30</dc:date>
          </office:change-info>
          <table:previous>
            <table:change-track-table-cell office:value-type="string">
              <text:p>inputsandbox</text:p>
            </table:change-track-table-cell>
          </table:previous>
        </table:cell-content-change>
        <table:cell-content-change table:id="ct8">
          <table:cell-address table:column="3" table:row="81" table:table="0"/>
          <office:change-info>
            <dc:creator>Gábor Szigeti</dc:creator>
            <dc:date>2009-02-17T12:28:52</dc:date>
          </office:change-info>
          <table:previous table:id="ct7">
            <table:change-track-table-cell office:value-type="string">
              <text:p>inputsandbox, </text:p>
            </table:change-track-table-cell>
          </table:previous>
        </table:cell-content-change>
        <table:cell-content-change table:id="ct9">
          <table:cell-address table:column="3" table:row="95" table:table="0"/>
          <office:change-info>
            <dc:creator>Gábor Szigeti</dc:creator>
            <dc:date>2009-02-17T12:29:30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98" table:table="0"/>
          <office:change-info>
            <dc:creator>Gábor Szigeti</dc:creator>
            <dc:date>2009-02-17T12:29:56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84" table:table="0"/>
          <office:change-info>
            <dc:creator>Gábor Szigeti</dc:creator>
            <dc:date>2009-02-17T12:30:06</dc:date>
          </office:change-info>
          <table:previous>
            <table:change-track-table-cell office:value-type="string">
              <text:p>outputsandbox, outputsandboxdesturi</text:p>
            </table:change-track-table-cell>
          </table:previous>
        </table:cell-content-change>
        <table:cell-content-change table:id="ct12">
          <table:cell-address table:column="0" table:row="4" table:table="0"/>
          <office:change-info>
            <dc:creator>Gábor Szigeti</dc:creator>
            <dc:date>2009-02-17T14:32:49</dc:date>
          </office:change-info>
          <table:previous>
            <table:change-track-table-cell office:value-type="string">
              <text:p>std::list&lt;std::string&gt;</text:p>
            </table:change-track-table-cell>
          </table:previous>
        </table:cell-content-change>
        <table:cell-content-change table:id="ct13">
          <table:cell-address table:column="0" table:row="4" table:table="0"/>
          <office:change-info>
            <dc:creator>Gábor Szigeti</dc:creator>
            <dc:date>2009-02-17T14:33:41</dc:date>
          </office:change-info>
          <table:previous table:id="ct12">
            <table:change-track-table-cell office:value-type="string">
              <text:p>std::list&lt;Arc::OptionalElementType&gt;</text:p>
            </table:change-track-table-cell>
          </table:previous>
        </table:cell-content-change>
        <table:cell-content-change table:id="ct14">
          <table:cell-address table:column="0" table:row="15" table:table="0"/>
          <office:change-info>
            <dc:creator>Peter Rosendahl</dc:creator>
            <dc:date>2009-03-12T08:13:32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5" table:table="0"/>
          <office:change-info>
            <dc:creator>Peter Rosendahl</dc:creator>
            <dc:date>2009-03-12T08:13:42</dc:date>
          </office:change-info>
          <table:previous table:id="ct14">
            <table:change-track-table-cell office:value-type="string">
              <text:p>std::list</text:p>
            </table:change-track-table-cell>
          </table:previous>
        </table:cell-content-change>
        <table:cell-content-change table:id="ct16">
          <table:cell-address table:column="1" table:row="15" table:table="0"/>
          <office:change-info>
            <dc:creator>Peter Rosendahl</dc:creator>
            <dc:date>2009-03-12T08:13:52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5" table:table="0"/>
          <office:change-info>
            <dc:creator>Peter Rosendahl</dc:creator>
            <dc:date>2009-03-12T08:14:01</dc:date>
          </office:change-info>
          <table:previous>
            <table:change-track-table-cell/>
          </table:previous>
        </table:cell-content-change>
        <table:movement table:id="ct18">
          <table:source-range-address table:column="3" table:row="126" table:table="0"/>
          <table:target-range-address table:column="3" table:row="12" table:table="0"/>
          <office:change-info>
            <dc:creator> </dc:creator>
            <dc:date>2009-06-18T15:47:44</dc:date>
          </office:change-info>
          <table:dependencies>
            <table:dependence table:id="ct55"/>
            <table:dependence table:id="ct19"/>
          </table:dependencies>
        </table:movement>
        <table:cell-content-change table:id="ct19">
          <table:cell-address table:column="3" table:row="126" table:table="0"/>
          <office:change-info>
            <dc:creator> </dc:creator>
            <dc:date>2009-06-18T15:48:35</dc:date>
          </office:change-info>
          <table:previous>
            <table:change-track-table-cell/>
          </table:previous>
        </table:cell-content-change>
        <table:cell-content-change table:id="ct20">
          <table:cell-address table:column="3" table:row="127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lbaddress</text:p>
            </table:change-track-table-cell>
          </table:previous>
        </table:cell-content-change>
        <table:cell-content-change table:id="ct21">
          <table:cell-address table:column="3" table:row="128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hlrlocation</text:p>
            </table:change-track-table-cell>
          </table:previous>
        </table:cell-content-change>
        <table:cell-content-change table:id="ct22">
          <table:cell-address table:column="3" table:row="129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jobprovenance</text:p>
            </table:change-track-table-cell>
          </table:previous>
        </table:cell-content-change>
        <table:cell-content-change table:id="ct23">
          <table:cell-address table:column="3" table:row="130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nodenumber</text:p>
            </table:change-track-table-cell>
          </table:previous>
        </table:cell-content-change>
        <table:cell-content-change table:id="ct24">
          <table:cell-address table:column="3" table:row="131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jobsteps</text:p>
            </table:change-track-table-cell>
          </table:previous>
        </table:cell-content-change>
        <table:cell-content-change table:id="ct25">
          <table:cell-address table:column="3" table:row="132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currentstep</text:p>
            </table:change-track-table-cell>
          </table:previous>
        </table:cell-content-change>
        <table:cell-content-change table:id="ct26">
          <table:cell-address table:column="3" table:row="133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jobstate</text:p>
            </table:change-track-table-cell>
          </table:previous>
        </table:cell-content-change>
        <table:cell-content-change table:id="ct27">
          <table:cell-address table:column="3" table:row="134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listenerport</text:p>
            </table:change-track-table-cell>
          </table:previous>
        </table:cell-content-change>
        <table:cell-content-change table:id="ct28">
          <table:cell-address table:column="3" table:row="135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listenerhost</text:p>
            </table:change-track-table-cell>
          </table:previous>
        </table:cell-content-change>
        <table:cell-content-change table:id="ct29">
          <table:cell-address table:column="3" table:row="136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listenerpipename</text:p>
            </table:change-track-table-cell>
          </table:previous>
        </table:cell-content-change>
        <table:cell-content-change table:id="ct30">
          <table:cell-address table:column="3" table:row="137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requirements</text:p>
            </table:change-track-table-cell>
          </table:previous>
        </table:cell-content-change>
        <table:cell-content-change table:id="ct31">
          <table:cell-address table:column="3" table:row="138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outputse</text:p>
            </table:change-track-table-cell>
          </table:previous>
        </table:cell-content-change>
        <table:cell-content-change table:id="ct32">
          <table:cell-address table:column="3" table:row="142" table:table="0"/>
          <office:change-info>
            <dc:creator> </dc:creator>
            <dc:date>2009-06-18T15:48:39</dc:date>
          </office:change-info>
          <table:previous>
            <table:change-track-table-cell office:value-type="string">
              <text:p>shortdeadlinejob</text:p>
            </table:change-track-table-cell>
          </table:previous>
        </table:cell-content-change>
        <table:insertion table:id="ct33" table:type="row" table:position="139" table:table="0">
          <office:change-info>
            <dc:creator> </dc:creator>
            <dc:date>2009-06-18T15:49:05</dc:date>
          </office:change-info>
          <table:dependencies>
            <table:dependence table:id="ct235"/>
            <table:dependence table:id="ct34"/>
          </table:dependencies>
        </table:insertion>
        <table:movement table:id="ct34">
          <table:source-range-address table:column="2" table:row="142" table:table="0"/>
          <table:target-range-address table:column="2" table:row="139" table:table="0"/>
          <office:change-info>
            <dc:creator> </dc:creator>
            <dc:date>2009-06-18T15:49:11</dc:date>
          </office:change-info>
          <table:dependencies>
            <table:dependence table:id="ct42"/>
            <table:dependence table:id="ct35"/>
          </table:dependencies>
        </table:movement>
        <table:cell-content-change table:id="ct35">
          <table:cell-address table:column="2" table:row="142" table:table="0"/>
          <office:change-info>
            <dc:creator> </dc:creator>
            <dc:date>2009-06-18T15:49:18</dc:date>
          </office:change-info>
          <table:previous>
            <table:change-track-table-cell/>
          </table:previous>
        </table:cell-content-change>
        <table:cell-content-change table:id="ct36">
          <table:cell-address table:column="0" table:row="76" table:table="0"/>
          <office:change-info>
            <dc:creator> </dc:creator>
            <dc:date>2009-06-18T15:52:45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76" table:table="0"/>
          <office:change-info>
            <dc:creator> </dc:creator>
            <dc:date>2009-06-18T15:52:51</dc:date>
          </office:change-info>
          <table:previous>
            <table:change-track-table-cell/>
          </table:previous>
        </table:cell-content-change>
        <table:movement table:id="ct38">
          <table:source-range-address table:column="3" table:row="114" table:table="0"/>
          <table:target-range-address table:column="3" table:row="76" table:table="0"/>
          <office:change-info>
            <dc:creator> </dc:creator>
            <dc:date>2009-06-18T15:52:52</dc:date>
          </office:change-info>
          <table:dependencies>
            <table:dependence table:id="ct43"/>
          </table:dependencies>
        </table:movement>
        <table:cell-content-change table:id="ct39">
          <table:cell-address table:column="1" table:row="76" table:table="0"/>
          <office:change-info>
            <dc:creator> </dc:creator>
            <dc:date>2009-06-18T15:53:09</dc:date>
          </office:change-info>
          <table:previous table:id="ct37">
            <table:change-track-table-cell office:value-type="string">
              <text:p>BatchSystem</text:p>
            </table:change-track-table-cell>
          </table:previous>
        </table:cell-content-change>
        <table:cell-content-change table:id="ct40">
          <table:cell-address table:column="1" table:row="76" table:table="0"/>
          <office:change-info>
            <dc:creator> </dc:creator>
            <dc:date>2009-06-18T15:53:20</dc:date>
          </office:change-info>
          <table:previous table:id="ct39">
            <table:change-track-table-cell/>
          </table:previous>
        </table:cell-content-change>
        <table:cell-content-change table:id="ct41">
          <table:cell-address table:column="2" table:row="76" table:table="0"/>
          <office:change-info>
            <dc:creator> </dc:creator>
            <dc:date>2009-06-18T15:53:22</dc:date>
          </office:change-info>
          <table:previous>
            <table:change-track-table-cell/>
          </table:previous>
        </table:cell-content-change>
        <table:cell-content-change table:id="ct42">
          <table:cell-address table:column="2" table:row="142" table:table="0"/>
          <office:change-info>
            <dc:creator> </dc:creator>
            <dc:date>2009-06-18T15:53:59</dc:date>
          </office:change-info>
          <table:previous table:id="ct35">
            <table:change-track-table-cell office:value-type="string">
              <text:p>BatchSystem</text:p>
            </table:change-track-table-cell>
          </table:previous>
        </table:cell-content-change>
        <table:cell-content-change table:id="ct43">
          <table:cell-address table:column="3" table:row="114" table:table="0"/>
          <office:change-info>
            <dc:creator> </dc:creator>
            <dc:date>2009-06-18T15:54:07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115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allowzippedisb</text:p>
            </table:change-track-table-cell>
          </table:previous>
        </table:cell-content-change>
        <table:cell-content-change table:id="ct45">
          <table:cell-address table:column="3" table:row="116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zippedisb</text:p>
            </table:change-track-table-cell>
          </table:previous>
        </table:cell-content-change>
        <table:cell-content-change table:id="ct46">
          <table:cell-address table:column="3" table:row="117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perusalfileenable</text:p>
            </table:change-track-table-cell>
          </table:previous>
        </table:cell-content-change>
        <table:cell-content-change table:id="ct47">
          <table:cell-address table:column="3" table:row="118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perusaltimeinterval</text:p>
            </table:change-track-table-cell>
          </table:previous>
        </table:cell-content-change>
        <table:cell-content-change table:id="ct48">
          <table:cell-address table:column="3" table:row="119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perusalfilesdesturi</text:p>
            </table:change-track-table-cell>
          </table:previous>
        </table:cell-content-change>
        <table:cell-content-change table:id="ct49">
          <table:cell-address table:column="3" table:row="120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inputdata</text:p>
            </table:change-track-table-cell>
          </table:previous>
        </table:cell-content-change>
        <table:cell-content-change table:id="ct50">
          <table:cell-address table:column="3" table:row="121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outputdata</text:p>
            </table:change-track-table-cell>
          </table:previous>
        </table:cell-content-change>
        <table:cell-content-change table:id="ct51">
          <table:cell-address table:column="3" table:row="122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storageindex</text:p>
            </table:change-track-table-cell>
          </table:previous>
        </table:cell-content-change>
        <table:cell-content-change table:id="ct52">
          <table:cell-address table:column="3" table:row="123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datacatalog</text:p>
            </table:change-track-table-cell>
          </table:previous>
        </table:cell-content-change>
        <table:cell-content-change table:id="ct53">
          <table:cell-address table:column="3" table:row="124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datarequirements</text:p>
            </table:change-track-table-cell>
          </table:previous>
        </table:cell-content-change>
        <table:cell-content-change table:id="ct54">
          <table:cell-address table:column="3" table:row="125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dataaccessprotocol</text:p>
            </table:change-track-table-cell>
          </table:previous>
        </table:cell-content-change>
        <table:cell-content-change table:id="ct55">
          <table:cell-address table:column="3" table:row="126" table:table="0"/>
          <office:change-info>
            <dc:creator> </dc:creator>
            <dc:date>2009-06-18T15:54:07</dc:date>
          </office:change-info>
          <table:previous table:id="ct19">
            <table:change-track-table-cell office:value-type="string">
              <text:p>lbaddress</text:p>
            </table:change-track-table-cell>
          </table:previous>
        </table:cell-content-change>
        <table:cell-content-change table:id="ct56">
          <table:cell-address table:column="3" table:row="127" table:table="0"/>
          <office:change-info>
            <dc:creator> </dc:creator>
            <dc:date>2009-06-18T15:54:07</dc:date>
          </office:change-info>
          <table:previous table:id="ct20">
            <table:change-track-table-cell office:value-type="string">
              <text:p>hlrlocation</text:p>
            </table:change-track-table-cell>
          </table:previous>
        </table:cell-content-change>
        <table:cell-content-change table:id="ct57">
          <table:cell-address table:column="3" table:row="128" table:table="0"/>
          <office:change-info>
            <dc:creator> </dc:creator>
            <dc:date>2009-06-18T15:54:07</dc:date>
          </office:change-info>
          <table:previous table:id="ct21">
            <table:change-track-table-cell office:value-type="string">
              <text:p>jobprovenance</text:p>
            </table:change-track-table-cell>
          </table:previous>
        </table:cell-content-change>
        <table:cell-content-change table:id="ct58">
          <table:cell-address table:column="3" table:row="129" table:table="0"/>
          <office:change-info>
            <dc:creator> </dc:creator>
            <dc:date>2009-06-18T15:54:07</dc:date>
          </office:change-info>
          <table:previous table:id="ct22">
            <table:change-track-table-cell office:value-type="string">
              <text:p>nodenumber</text:p>
            </table:change-track-table-cell>
          </table:previous>
        </table:cell-content-change>
        <table:cell-content-change table:id="ct59">
          <table:cell-address table:column="3" table:row="130" table:table="0"/>
          <office:change-info>
            <dc:creator> </dc:creator>
            <dc:date>2009-06-18T15:54:07</dc:date>
          </office:change-info>
          <table:previous table:id="ct23">
            <table:change-track-table-cell office:value-type="string">
              <text:p>jobsteps</text:p>
            </table:change-track-table-cell>
          </table:previous>
        </table:cell-content-change>
        <table:cell-content-change table:id="ct60">
          <table:cell-address table:column="3" table:row="131" table:table="0"/>
          <office:change-info>
            <dc:creator> </dc:creator>
            <dc:date>2009-06-18T15:54:07</dc:date>
          </office:change-info>
          <table:previous table:id="ct24">
            <table:change-track-table-cell office:value-type="string">
              <text:p>currentstep</text:p>
            </table:change-track-table-cell>
          </table:previous>
        </table:cell-content-change>
        <table:cell-content-change table:id="ct61">
          <table:cell-address table:column="3" table:row="132" table:table="0"/>
          <office:change-info>
            <dc:creator> </dc:creator>
            <dc:date>2009-06-18T15:54:07</dc:date>
          </office:change-info>
          <table:previous table:id="ct25">
            <table:change-track-table-cell office:value-type="string">
              <text:p>jobstate</text:p>
            </table:change-track-table-cell>
          </table:previous>
        </table:cell-content-change>
        <table:cell-content-change table:id="ct62">
          <table:cell-address table:column="3" table:row="133" table:table="0"/>
          <office:change-info>
            <dc:creator> </dc:creator>
            <dc:date>2009-06-18T15:54:07</dc:date>
          </office:change-info>
          <table:previous table:id="ct26">
            <table:change-track-table-cell office:value-type="string">
              <text:p>listenerport</text:p>
            </table:change-track-table-cell>
          </table:previous>
        </table:cell-content-change>
        <table:cell-content-change table:id="ct63">
          <table:cell-address table:column="3" table:row="134" table:table="0"/>
          <office:change-info>
            <dc:creator> </dc:creator>
            <dc:date>2009-06-18T15:54:07</dc:date>
          </office:change-info>
          <table:previous table:id="ct27">
            <table:change-track-table-cell office:value-type="string">
              <text:p>listenerhost</text:p>
            </table:change-track-table-cell>
          </table:previous>
        </table:cell-content-change>
        <table:cell-content-change table:id="ct64">
          <table:cell-address table:column="3" table:row="135" table:table="0"/>
          <office:change-info>
            <dc:creator> </dc:creator>
            <dc:date>2009-06-18T15:54:07</dc:date>
          </office:change-info>
          <table:previous table:id="ct28">
            <table:change-track-table-cell office:value-type="string">
              <text:p>listenerpipename</text:p>
            </table:change-track-table-cell>
          </table:previous>
        </table:cell-content-change>
        <table:cell-content-change table:id="ct65">
          <table:cell-address table:column="3" table:row="136" table:table="0"/>
          <office:change-info>
            <dc:creator> </dc:creator>
            <dc:date>2009-06-18T15:54:07</dc:date>
          </office:change-info>
          <table:previous table:id="ct29">
            <table:change-track-table-cell office:value-type="string">
              <text:p>requirements</text:p>
            </table:change-track-table-cell>
          </table:previous>
        </table:cell-content-change>
        <table:cell-content-change table:id="ct66">
          <table:cell-address table:column="3" table:row="137" table:table="0"/>
          <office:change-info>
            <dc:creator> </dc:creator>
            <dc:date>2009-06-18T15:54:07</dc:date>
          </office:change-info>
          <table:previous table:id="ct30">
            <table:change-track-table-cell office:value-type="string">
              <text:p>outputse</text:p>
            </table:change-track-table-cell>
          </table:previous>
        </table:cell-content-change>
        <table:cell-content-change table:id="ct67">
          <table:cell-address table:column="3" table:row="138" table:table="0"/>
          <office:change-info>
            <dc:creator> </dc:creator>
            <dc:date>2009-06-18T15:54:10</dc:date>
          </office:change-info>
          <table:previous table:id="ct31">
            <table:change-track-table-cell office:value-type="string">
              <text:p>shortdeadlinejob</text:p>
            </table:change-track-table-cell>
          </table:previous>
        </table:cell-content-change>
        <table:deletion table:id="ct68" table:type="row" table:position="4" table:table="0">
          <office:change-info>
            <dc:creator>Gábor Szigeti</dc:creator>
            <dc:date>2009-08-03T08:53:36</dc:date>
          </office:change-info>
          <table:deletions>
            <table:cell-content-deletion>
              <table:cell-address table:column="5" table:row="4" table:table="0"/>
              <table:change-track-table-cell office:value-type="string">
                <text:p>It is not element in GIN.</text:p>
              </table:change-track-table-cell>
            </table:cell-content-deletion>
            <table:cell-content-deletion>
              <table:cell-address table:column="1" table:row="4" table:table="0"/>
              <table:change-track-table-cell office:value-type="string">
                <text:p>OptionalElement</text:p>
              </table:change-track-table-cell>
            </table:cell-content-deletion>
            <table:cell-content-deletion table:id="ct13">
              <table:change-track-table-cell office:value-type="string">
                <text:p>std::list &lt;Arc::OptionalElementType&gt;</text:p>
              </table:change-track-table-cell>
            </table:cell-content-deletion>
          </table:deletions>
        </table:deletion>
        <table:cell-content-change table:id="ct69">
          <table:cell-address table:column="1" table:row="12" table:table="0"/>
          <office:change-info>
            <dc:creator>Gábor Szigeti</dc:creator>
            <dc:date>2009-08-03T08:54:05</dc:date>
          </office:change-info>
          <table:previous>
            <table:change-track-table-cell office:value-type="string">
              <text:p>JobProject</text:p>
            </table:change-track-table-cell>
          </table:previous>
        </table:cell-content-change>
        <table:cell-content-change table:id="ct70">
          <table:cell-address table:column="0" table:row="13" table:table="0"/>
          <office:change-info>
            <dc:creator>Gábor Szigeti</dc:creator>
            <dc:date>2009-08-03T08:56:35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71">
          <table:cell-address table:column="0" table:row="14" table:table="0"/>
          <office:change-info>
            <dc:creator>Gábor Szigeti</dc:creator>
            <dc:date>2009-08-03T08:56:46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72">
          <table:cell-address table:column="1" table:row="15" table:table="0"/>
          <office:change-info>
            <dc:creator>Gábor Szigeti</dc:creator>
            <dc:date>2009-08-03T08:57:00</dc:date>
          </office:change-info>
          <table:previous table:id="ct16">
            <table:change-track-table-cell office:value-type="string">
              <text:p>OldJobIDs</text:p>
            </table:change-track-table-cell>
          </table:previous>
        </table:cell-content-change>
        <table:cell-content-change table:id="ct73">
          <table:cell-address table:column="0" table:row="24" table:table="0"/>
          <office:change-info>
            <dc:creator>Gábor Szigeti</dc:creator>
            <dc:date>2009-08-03T09:07:02</dc:date>
          </office:change-info>
          <table:previous>
            <table:change-track-table-cell office:value-type="string">
              <text:p>URL</text:p>
            </table:change-track-table-cell>
          </table:previous>
        </table:cell-content-change>
        <table:cell-content-change table:id="ct74">
          <table:cell-address table:column="0" table:row="25" table:table="0"/>
          <office:change-info>
            <dc:creator>Gábor Szigeti</dc:creator>
            <dc:date>2009-08-03T09:08:34</dc:date>
          </office:change-info>
          <table:previous>
            <table:change-track-table-cell office:value-type="string">
              <text:p>std::list</text:p>
            </table:change-track-table-cell>
          </table:previous>
        </table:cell-content-change>
        <table:cell-content-change table:id="ct75">
          <table:cell-address table:column="0" table:row="38" table:table="0"/>
          <office:change-info>
            <dc:creator>Gábor Szigeti</dc:creator>
            <dc:date>2009-08-03T09:11:46</dc:date>
          </office:change-info>
          <table:previous>
            <table:change-track-table-cell office:value-type="string">
              <text:p>std::list</text:p>
            </table:change-track-table-cell>
          </table:previous>
        </table:cell-content-change>
        <table:cell-content-change table:id="ct76">
          <table:cell-address table:column="0" table:row="41" table:table="0"/>
          <office:change-info>
            <dc:creator>Gábor Szigeti</dc:creator>
            <dc:date>2009-08-03T09:12:12</dc:date>
          </office:change-info>
          <table:previous>
            <table:change-track-table-cell office:value-type="string">
              <text:p>URL</text:p>
            </table:change-track-table-cell>
          </table:previous>
        </table:cell-content-change>
        <table:cell-content-change table:id="ct77">
          <table:cell-address table:column="0" table:row="43" table:table="0"/>
          <office:change-info>
            <dc:creator>Gábor Szigeti</dc:creator>
            <dc:date>2009-08-03T09:12:21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43" table:table="0"/>
          <office:change-info>
            <dc:creator>Gábor Szigeti</dc:creator>
            <dc:date>2009-08-03T09:12:36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45" table:table="0"/>
          <office:change-info>
            <dc:creator>Gábor Szigeti</dc:creator>
            <dc:date>2009-08-03T09:13:02</dc:date>
          </office:change-info>
          <table:previous>
            <table:change-track-table-cell office:value-type="string">
              <text:p>Period</text:p>
            </table:change-track-table-cell>
          </table:previous>
        </table:cell-content-change>
        <table:cell-content-change table:id="ct80">
          <table:cell-address table:column="0" table:row="46" table:table="0"/>
          <office:change-info>
            <dc:creator>Gábor Szigeti</dc:creator>
            <dc:date>2009-08-03T09:13:08</dc:date>
          </office:change-info>
          <table:previous>
            <table:change-track-table-cell office:value-type="string">
              <text:p>Period</text:p>
            </table:change-track-table-cell>
          </table:previous>
        </table:cell-content-change>
        <table:cell-content-change table:id="ct81">
          <table:cell-address table:column="0" table:row="47" table:table="0"/>
          <office:change-info>
            <dc:creator>Gábor Szigeti</dc:creator>
            <dc:date>2009-08-03T09:13:11</dc:date>
          </office:change-info>
          <table:previous>
            <table:change-track-table-cell office:value-type="string">
              <text:p>Period</text:p>
            </table:change-track-table-cell>
          </table:previous>
        </table:cell-content-change>
        <table:cell-content-change table:id="ct82">
          <table:cell-address table:column="0" table:row="48" table:table="0"/>
          <office:change-info>
            <dc:creator>Gábor Szigeti</dc:creator>
            <dc:date>2009-08-03T09:13:12</dc:date>
          </office:change-info>
          <table:previous>
            <table:change-track-table-cell office:value-type="string">
              <text:p>Period</text:p>
            </table:change-track-table-cell>
          </table:previous>
        </table:cell-content-change>
        <table:cell-content-change table:id="ct83">
          <table:cell-address table:column="0" table:row="58" table:table="0"/>
          <office:change-info>
            <dc:creator>Gábor Szigeti</dc:creator>
            <dc:date>2009-08-03T09:13:58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84">
          <table:cell-address table:column="0" table:row="59" table:table="0"/>
          <office:change-info>
            <dc:creator>Gábor Szigeti</dc:creator>
            <dc:date>2009-08-03T09:14:02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85">
          <table:cell-address table:column="0" table:row="60" table:table="0"/>
          <office:change-info>
            <dc:creator>Gábor Szigeti</dc:creator>
            <dc:date>2009-08-03T09:14:27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86">
          <table:cell-address table:column="0" table:row="61" table:table="0"/>
          <office:change-info>
            <dc:creator>Gábor Szigeti</dc:creator>
            <dc:date>2009-08-03T09:14:32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87">
          <table:cell-address table:column="0" table:row="62" table:table="0"/>
          <office:change-info>
            <dc:creator>Gábor Szigeti</dc:creator>
            <dc:date>2009-08-03T09:14:36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deletion table:id="ct88" table:type="column" table:position="5" table:table="0">
          <office:change-info>
            <dc:creator>Gábor Szigeti</dc:creator>
            <dc:date>2009-08-03T12:12:17</dc:date>
          </office:change-info>
          <table:deletions>
            <table:change-deletion table:id="ct194"/>
            <table:cell-content-deletion>
              <table:cell-address table:column="5" table:row="4" table:table="0"/>
              <table:change-track-table-cell office:value-type="string">
                <text:p>Just like a inner job representation.</text:p>
              </table:change-track-table-cell>
            </table:cell-content-deletion>
            <table:cell-content-deletion>
              <table:cell-address table:column="5" table:row="2" table:table="0"/>
              <table:change-track-table-cell office:value-type="string">
                <text:p>GIN-JSDL</text:p>
              </table:change-track-table-cell>
            </table:cell-content-deletion>
            <table:cell-content-deletion>
              <table:cell-address table:column="5" table:row="4" table:table="0"/>
              <table:change-track-table-cell office:value-type="string">
                <text:p>It is not element in GIN.</text:p>
              </table:change-track-table-cell>
            </table:cell-content-deletion>
          </table:deletions>
        </table:deletion>
        <table:deletion table:id="ct89" table:type="row" table:position="14" table:table="0">
          <office:change-info>
            <dc:creator>Gábor Szigeti</dc:creator>
            <dc:date>2009-08-03T12:12:26</dc:date>
          </office:change-info>
          <table:deletions>
            <table:cell-content-deletion>
              <table:cell-address table:column="1" table:row="14" table:table="0"/>
              <table:change-track-table-cell office:value-type="string">
                <text:p>JobCategory</text:p>
              </table:change-track-table-cell>
            </table:cell-content-deletion>
            <table:cell-content-deletion table:id="ct71">
              <table:change-track-table-cell/>
            </table:cell-content-deletion>
          </table:deletions>
        </table:deletion>
        <table:insertion table:id="ct90" table:type="column" table:position="5" table:table="0">
          <office:change-info>
            <dc:creator>Gábor Szigeti</dc:creator>
            <dc:date>2009-08-03T12:12:39</dc:date>
          </office:change-info>
          <table:dependencies>
            <table:dependence table:id="ct194"/>
            <table:dependence table:id="ct91"/>
          </table:dependencies>
        </table:insertion>
        <table:cell-content-change table:id="ct91">
          <table:cell-address table:column="5" table:row="2" table:table="0"/>
          <office:change-info>
            <dc:creator>Gábor Szigeti</dc:creator>
            <dc:date>2009-08-03T12:12:53</dc:date>
          </office:change-info>
          <table:previous>
            <table:change-track-table-cell/>
          </table:previous>
        </table:cell-content-change>
        <table:insertion table:id="ct92" table:type="row" table:position="17" table:table="0">
          <office:change-info>
            <dc:creator>Gábor Szigeti</dc:creator>
            <dc:date>2009-08-03T12:14:58</dc:date>
          </office:change-info>
          <table:dependencies>
            <table:dependence table:id="ct94"/>
            <table:dependence table:id="ct93"/>
          </table:dependencies>
        </table:insertion>
        <table:cell-content-change table:id="ct93">
          <table:cell-address table:column="0" table:row="17" table:table="0"/>
          <office:change-info>
            <dc:creator>Gábor Szigeti</dc:creator>
            <dc:date>2009-08-03T12:16:27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7" table:table="0"/>
          <office:change-info>
            <dc:creator>Gábor Szigeti</dc:creator>
            <dc:date>2009-08-03T12:16:57</dc:date>
          </office:change-info>
          <table:previous>
            <table:change-track-table-cell/>
          </table:previous>
        </table:cell-content-change>
        <table:cell-content-change table:id="ct95">
          <table:cell-address table:column="1" table:row="18" table:table="0"/>
          <office:change-info>
            <dc:creator>Gábor Szigeti</dc:creator>
            <dc:date>2009-08-03T12:17:58</dc:date>
          </office:change-info>
          <table:previous>
            <table:change-track-table-cell office:value-type="string">
              <text:p>Executable</text:p>
            </table:change-track-table-cell>
          </table:previous>
        </table:cell-content-change>
        <table:cell-content-change table:id="ct96">
          <table:cell-address table:column="1" table:row="19" table:table="0"/>
          <office:change-info>
            <dc:creator>Gábor Szigeti</dc:creator>
            <dc:date>2009-08-03T12:18:17</dc:date>
          </office:change-info>
          <table:previous>
            <table:change-track-table-cell office:value-type="string">
              <text:p>Argument</text:p>
            </table:change-track-table-cell>
          </table:previous>
        </table:cell-content-change>
        <table:cell-content-change table:id="ct97">
          <table:cell-address table:column="0" table:row="19" table:table="0"/>
          <office:change-info>
            <dc:creator>Gábor Szigeti</dc:creator>
            <dc:date>2009-08-03T12:18:20</dc:date>
          </office:change-info>
          <table:previous>
            <table:change-track-table-cell office:value-type="string">
              <text:p>std::list&lt;std::string&gt;</text:p>
            </table:change-track-table-cell>
          </table:previous>
        </table:cell-content-change>
        <table:cell-content-change table:id="ct98">
          <table:cell-address table:column="0" table:row="18" table:table="0"/>
          <office:change-info>
            <dc:creator>Gábor Szigeti</dc:creator>
            <dc:date>2009-08-03T12:18:22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99">
          <table:cell-address table:column="1" table:row="28" table:table="0"/>
          <office:change-info>
            <dc:creator>Gábor Szigeti</dc:creator>
            <dc:date>2009-08-03T12:26:12</dc:date>
          </office:change-info>
          <table:previous>
            <table:change-track-table-cell office:value-type="string">
              <text:p>LRMSReRun</text:p>
            </table:change-track-table-cell>
          </table:previous>
        </table:cell-content-change>
        <table:cell-content-change table:id="ct100">
          <table:cell-address table:column="2" table:row="24" table:table="0"/>
          <office:change-info>
            <dc:creator>Gábor Szigeti</dc:creator>
            <dc:date>2009-08-03T12:26:29</dc:date>
          </office:change-info>
          <table:previous>
            <table:change-track-table-cell office:value-type="string">
              <text:p>RemoteLogging.URL</text:p>
            </table:change-track-table-cell>
          </table:previous>
        </table:cell-content-change>
        <table:cell-content-change table:id="ct101">
          <table:cell-address table:column="2" table:row="23" table:table="0"/>
          <office:change-info>
            <dc:creator>Gábor Szigeti</dc:creator>
            <dc:date>2009-08-03T12:26:39</dc:date>
          </office:change-info>
          <table:previous>
            <table:change-track-table-cell office:value-type="string">
              <text:p>LocalLogging.Directory</text:p>
            </table:change-track-table-cell>
          </table:previous>
        </table:cell-content-change>
        <table:cell-content-change table:id="ct102">
          <table:cell-address table:column="2" table:row="28" table:table="0"/>
          <office:change-info>
            <dc:creator>Gábor Szigeti</dc:creator>
            <dc:date>2009-08-03T12:26:49</dc:date>
          </office:change-info>
          <table:previous>
            <table:change-track-table-cell office:value-type="string">
              <text:p>Reruns</text:p>
            </table:change-track-table-cell>
          </table:previous>
        </table:cell-content-change>
        <table:insertion table:id="ct103" table:type="row" table:position="29" table:table="0">
          <office:change-info>
            <dc:creator>Gábor Szigeti</dc:creator>
            <dc:date>2009-08-03T12:27:02</dc:date>
          </office:change-info>
          <table:dependencies>
            <table:dependence table:id="ct105"/>
            <table:dependence table:id="ct104"/>
          </table:dependencies>
        </table:insertion>
        <table:cell-content-change table:id="ct104">
          <table:cell-address table:column="1" table:row="29" table:table="0"/>
          <office:change-info>
            <dc:creator>Gábor Szigeti</dc:creator>
            <dc:date>2009-08-03T12:27:10</dc:date>
          </office:change-info>
          <table:previous>
            <table:change-track-table-cell/>
          </table:previous>
        </table:cell-content-change>
        <table:cell-content-change table:id="ct105">
          <table:cell-address table:column="0" table:row="29" table:table="0"/>
          <office:change-info>
            <dc:creator>Gábor Szigeti</dc:creator>
            <dc:date>2009-08-03T12:27:27</dc:date>
          </office:change-info>
          <table:previous>
            <table:change-track-table-cell/>
          </table:previous>
        </table:cell-content-change>
        <table:cell-content-change table:id="ct106">
          <table:cell-address table:column="1" table:row="30" table:table="0"/>
          <office:change-info>
            <dc:creator>Gábor Szigeti</dc:creator>
            <dc:date>2009-08-03T12:27:42</dc:date>
          </office:change-info>
          <table:previous>
            <table:change-track-table-cell office:value-type="string">
              <text:p>Prologue.Name</text:p>
            </table:change-track-table-cell>
          </table:previous>
        </table:cell-content-change>
        <table:cell-content-change table:id="ct107">
          <table:cell-address table:column="1" table:row="31" table:table="0"/>
          <office:change-info>
            <dc:creator>Gábor Szigeti</dc:creator>
            <dc:date>2009-08-03T12:28:08</dc:date>
          </office:change-info>
          <table:previous>
            <table:change-track-table-cell office:value-type="string">
              <text:p>Prologue.Arguments</text:p>
            </table:change-track-table-cell>
          </table:previous>
        </table:cell-content-change>
        <table:cell-content-change table:id="ct108">
          <table:cell-address table:column="0" table:row="31" table:table="0"/>
          <office:change-info>
            <dc:creator>Gábor Szigeti</dc:creator>
            <dc:date>2009-08-03T12:28:12</dc:date>
          </office:change-info>
          <table:previous>
            <table:change-track-table-cell office:value-type="string">
              <text:p>std::list&lt;std::string&gt;</text:p>
            </table:change-track-table-cell>
          </table:previous>
        </table:cell-content-change>
        <table:cell-content-change table:id="ct109">
          <table:cell-address table:column="0" table:row="30" table:table="0"/>
          <office:change-info>
            <dc:creator>Gábor Szigeti</dc:creator>
            <dc:date>2009-08-03T12:28:13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insertion table:id="ct110" table:type="row" table:position="32" table:table="0">
          <office:change-info>
            <dc:creator>Gábor Szigeti</dc:creator>
            <dc:date>2009-08-03T12:28:23</dc:date>
          </office:change-info>
          <table:dependencies>
            <table:dependence table:id="ct112"/>
            <table:dependence table:id="ct111"/>
          </table:dependencies>
        </table:insertion>
        <table:cell-content-change table:id="ct111">
          <table:cell-address table:column="0" table:row="32" table:table="0"/>
          <office:change-info>
            <dc:creator>Gábor Szigeti</dc:creator>
            <dc:date>2009-08-03T12:28:28</dc:date>
          </office:change-info>
          <table:previous>
            <table:change-track-table-cell/>
          </table:previous>
        </table:cell-content-change>
        <table:cell-content-change table:id="ct112">
          <table:cell-address table:column="1" table:row="32" table:table="0"/>
          <office:change-info>
            <dc:creator>Gábor Szigeti</dc:creator>
            <dc:date>2009-08-03T12:28:39</dc:date>
          </office:change-info>
          <table:previous>
            <table:change-track-table-cell/>
          </table:previous>
        </table:cell-content-change>
        <table:cell-content-change table:id="ct113">
          <table:cell-address table:column="1" table:row="33" table:table="0"/>
          <office:change-info>
            <dc:creator>Gábor Szigeti</dc:creator>
            <dc:date>2009-08-03T12:28:43</dc:date>
          </office:change-info>
          <table:previous>
            <table:change-track-table-cell office:value-type="string">
              <text:p>Epilogue.Name</text:p>
            </table:change-track-table-cell>
          </table:previous>
        </table:cell-content-change>
        <table:cell-content-change table:id="ct114">
          <table:cell-address table:column="1" table:row="34" table:table="0"/>
          <office:change-info>
            <dc:creator>Gábor Szigeti</dc:creator>
            <dc:date>2009-08-03T12:28:47</dc:date>
          </office:change-info>
          <table:previous>
            <table:change-track-table-cell office:value-type="string">
              <text:p>Epilogue.Arguments</text:p>
            </table:change-track-table-cell>
          </table:previous>
        </table:cell-content-change>
        <table:cell-content-change table:id="ct115">
          <table:cell-address table:column="0" table:row="34" table:table="0"/>
          <office:change-info>
            <dc:creator>Gábor Szigeti</dc:creator>
            <dc:date>2009-08-03T12:28:49</dc:date>
          </office:change-info>
          <table:previous>
            <table:change-track-table-cell office:value-type="string">
              <text:p>std::list&lt;std::string&gt;</text:p>
            </table:change-track-table-cell>
          </table:previous>
        </table:cell-content-change>
        <table:cell-content-change table:id="ct116">
          <table:cell-address table:column="0" table:row="33" table:table="0"/>
          <office:change-info>
            <dc:creator>Gábor Szigeti</dc:creator>
            <dc:date>2009-08-03T12:28:51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117">
          <table:cell-address table:column="3" table:row="43" table:table="0"/>
          <office:change-info>
            <dc:creator>Gábor Szigeti</dc:creator>
            <dc:date>2009-08-03T12:36:28</dc:date>
          </office:change-info>
          <table:previous>
            <table:change-track-table-cell/>
          </table:previous>
        </table:cell-content-change>
        <table:cell-content-change table:id="ct118">
          <table:cell-address table:column="3" table:row="35" table:table="0"/>
          <office:change-info>
            <dc:creator>Gábor Szigeti</dc:creator>
            <dc:date>2009-08-03T12:36:34</dc:date>
          </office:change-info>
          <table:previous>
            <table:change-track-table-cell office:value-type="string">
              <text:p>expirytime</text:p>
            </table:change-track-table-cell>
          </table:previous>
        </table:cell-content-change>
        <table:cell-content-change table:id="ct119">
          <table:cell-address table:column="2" table:row="47" table:table="0"/>
          <office:change-info>
            <dc:creator>Gábor Szigeti</dc:creator>
            <dc:date>2009-08-03T12:36:52</dc:date>
          </office:change-info>
          <table:previous>
            <table:change-track-table-cell office:value-type="string">
              <text:p>WallTimeLimit</text:p>
            </table:change-track-table-cell>
          </table:previous>
        </table:cell-content-change>
        <table:insertion table:id="ct120" table:type="row" table:position="49" table:table="0">
          <office:change-info>
            <dc:creator>Gábor Szigeti</dc:creator>
            <dc:date>2009-08-03T12:40:48</dc:date>
          </office:change-info>
          <table:dependencies>
            <table:dependence table:id="ct122"/>
            <table:dependence table:id="ct121"/>
          </table:dependencies>
        </table:insertion>
        <table:cell-content-change table:id="ct121">
          <table:cell-address table:column="0" table:row="49" table:table="0"/>
          <office:change-info>
            <dc:creator>Gábor Szigeti</dc:creator>
            <dc:date>2009-08-03T12:40:56</dc:date>
          </office:change-info>
          <table:previous>
            <table:change-track-table-cell/>
          </table:previous>
        </table:cell-content-change>
        <table:cell-content-change table:id="ct122">
          <table:cell-address table:column="1" table:row="49" table:table="0"/>
          <office:change-info>
            <dc:creator>Gábor Szigeti</dc:creator>
            <dc:date>2009-08-03T12:41:17</dc:date>
          </office:change-info>
          <table:previous>
            <table:change-track-table-cell/>
          </table:previous>
        </table:cell-content-change>
        <table:cell-content-change table:id="ct123">
          <table:cell-address table:column="1" table:row="50" table:table="0"/>
          <office:change-info>
            <dc:creator>Gábor Szigeti</dc:creator>
            <dc:date>2009-08-03T12:41:42</dc:date>
          </office:change-info>
          <table:previous>
            <table:change-track-table-cell office:value-type="string">
              <text:p>ReferenceTime.benchmark_attribute</text:p>
            </table:change-track-table-cell>
          </table:previous>
        </table:cell-content-change>
        <table:cell-content-change table:id="ct124">
          <table:cell-address table:column="1" table:row="51" table:table="0"/>
          <office:change-info>
            <dc:creator>Gábor Szigeti</dc:creator>
            <dc:date>2009-08-03T12:41:51</dc:date>
          </office:change-info>
          <table:previous>
            <table:change-track-table-cell office:value-type="string">
              <text:p>ReferenceTime.value_attribute</text:p>
            </table:change-track-table-cell>
          </table:previous>
        </table:cell-content-change>
        <table:cell-content-change table:id="ct125">
          <table:cell-address table:column="0" table:row="51" table:table="0"/>
          <office:change-info>
            <dc:creator>Gábor Szigeti</dc:creator>
            <dc:date>2009-08-03T12:41:56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126">
          <table:cell-address table:column="0" table:row="50" table:table="0"/>
          <office:change-info>
            <dc:creator>Gábor Szigeti</dc:creator>
            <dc:date>2009-08-03T12:41:57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127">
          <table:cell-address table:column="1" table:row="52" table:table="0"/>
          <office:change-info>
            <dc:creator>Gábor Szigeti</dc:creator>
            <dc:date>2009-08-03T12:42:28</dc:date>
          </office:change-info>
          <table:previous>
            <table:change-track-table-cell office:value-type="string">
              <text:p>ReferenceTime.value</text:p>
            </table:change-track-table-cell>
          </table:previous>
        </table:cell-content-change>
        <table:cell-content-change table:id="ct128">
          <table:cell-address table:column="0" table:row="52" table:table="0"/>
          <office:change-info>
            <dc:creator>Gábor Szigeti</dc:creator>
            <dc:date>2009-08-03T12:42:31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129">
          <table:cell-address table:column="4" table:row="50" table:table="0"/>
          <office:change-info>
            <dc:creator>Gábor Szigeti</dc:creator>
            <dc:date>2009-08-03T12:42:45</dc:date>
          </office:change-info>
          <table:previous>
            <table:change-track-table-cell office:value-type="string">
              <text:p>benchmarks[0]</text:p>
            </table:change-track-table-cell>
          </table:previous>
        </table:cell-content-change>
        <table:deletion table:id="ct130" table:type="row" table:position="53" table:table="0">
          <office:change-info>
            <dc:creator>Gábor Szigeti</dc:creator>
            <dc:date>2009-08-03T12:43:13</dc:date>
          </office:change-info>
          <table:deletions>
            <table:cell-content-deletion>
              <table:cell-address table:column="2" table:row="53" table:table="0"/>
              <table:change-track-table-cell office:value-type="string">
                <text:p>ExclusiveExecution</text:p>
              </table:change-track-table-cell>
            </table:cell-content-deletion>
            <table:cell-content-deletion>
              <table:cell-address table:column="1" table:row="53" table:table="0"/>
              <table:change-track-table-cell office:value-type="string">
                <text:p>ExclusiveExecution</text:p>
              </table:change-track-table-cell>
            </table:cell-content-deletion>
            <table:cell-content-deletion>
              <table:cell-address table:column="0" table:row="53" table:table="0"/>
              <table:change-track-table-cell office:value-type="string">
                <text:p>bool</text:p>
              </table:change-track-table-cell>
            </table:cell-content-deletion>
          </table:deletions>
        </table:deletion>
        <table:cell-content-change table:id="ct131">
          <table:cell-address table:column="2" table:row="60" table:table="0"/>
          <office:change-info>
            <dc:creator>Gábor Szigeti</dc:creator>
            <dc:date>2009-08-03T12:43:40</dc:date>
          </office:change-info>
          <table:previous>
            <table:change-track-table-cell office:value-type="string">
              <text:p>IndividualDiskSpace</text:p>
            </table:change-track-table-cell>
          </table:previous>
        </table:cell-content-change>
        <table:cell-content-change table:id="ct132">
          <table:cell-address table:column="4" table:row="60" table:table="0"/>
          <office:change-info>
            <dc:creator>Gábor Szigeti</dc:creator>
            <dc:date>2009-08-03T12:43:48</dc:date>
          </office:change-info>
          <table:previous>
            <table:change-track-table-cell/>
          </table:previous>
        </table:cell-content-change>
        <table:deletion table:id="ct133" table:type="row" table:position="60" table:table="0">
          <office:change-info>
            <dc:creator>Gábor Szigeti</dc:creator>
            <dc:date>2009-08-03T12:44:01</dc:date>
          </office:change-info>
          <table:deletions>
            <table:cell-content-deletion>
              <table:cell-address table:column="4" table:row="60" table:table="0"/>
              <table:change-track-table-cell office:value-type="string">
                <text:p>disk</text:p>
              </table:change-track-table-cell>
            </table:cell-content-deletion>
            <table:cell-content-deletion>
              <table:cell-address table:column="2" table:row="60" table:table="0"/>
              <table:change-track-table-cell office:value-type="string">
                <text:p>DiskSpace</text:p>
              </table:change-track-table-cell>
            </table:cell-content-deletion>
            <table:cell-content-deletion>
              <table:cell-address table:column="1" table:row="60" table:table="0"/>
              <table:change-track-table-cell office:value-type="string">
                <text:p>DiskSpace</text:p>
              </table:change-track-table-cell>
            </table:cell-content-deletion>
            <table:cell-content-deletion>
              <table:cell-address table:column="0" table:row="60" table:table="0"/>
              <table:change-track-table-cell office:value-type="string">
                <text:p>int</text:p>
              </table:change-track-table-cell>
            </table:cell-content-deletion>
          </table:deletions>
        </table:deletion>
        <table:cell-content-change table:id="ct134">
          <table:cell-address table:column="1" table:row="60" table:table="0"/>
          <office:change-info>
            <dc:creator>Gábor Szigeti</dc:creator>
            <dc:date>2009-08-03T12:44:51</dc:date>
          </office:change-info>
          <table:previous>
            <table:change-track-table-cell office:value-type="string">
              <text:p><text:span text:style-name="T3">(DiskSpace) </text:span>IndividualDiskSpace</text:p>
            </table:change-track-table-cell>
          </table:previous>
        </table:cell-content-change>
        <table:cell-content-change table:id="ct135">
          <table:cell-address table:column="1" table:row="61" table:table="0"/>
          <office:change-info>
            <dc:creator>Gábor Szigeti</dc:creator>
            <dc:date>2009-08-03T12:44:55</dc:date>
          </office:change-info>
          <table:previous>
            <table:change-track-table-cell office:value-type="string">
              <text:p><text:span text:style-name="T3">(DiskSpace) </text:span>CacheDiskSpace</text:p>
            </table:change-track-table-cell>
          </table:previous>
        </table:cell-content-change>
        <table:cell-content-change table:id="ct136">
          <table:cell-address table:column="1" table:row="62" table:table="0"/>
          <office:change-info>
            <dc:creator>Gábor Szigeti</dc:creator>
            <dc:date>2009-08-03T12:44:59</dc:date>
          </office:change-info>
          <table:previous>
            <table:change-track-table-cell office:value-type="string">
              <text:p><text:span text:style-name="T3">(DiskSpace)</text:span> SessionDiskSpace</text:p>
            </table:change-track-table-cell>
          </table:previous>
        </table:cell-content-change>
        <table:cell-content-change table:id="ct137">
          <table:cell-address table:column="1" table:row="63" table:table="0"/>
          <office:change-info>
            <dc:creator>Gábor Szigeti</dc:creator>
            <dc:date>2009-08-03T12:45:26</dc:date>
          </office:change-info>
          <table:previous>
            <table:change-track-table-cell office:value-type="string">
              <text:p><text:span text:style-name="T3">(CandidateTarget) </text:span><text:span text:style-name="T2">Alias</text:span></text:p>
            </table:change-track-table-cell>
          </table:previous>
        </table:cell-content-change>
        <table:cell-content-change table:id="ct138">
          <table:cell-address table:column="0" table:row="63" table:table="0"/>
          <office:change-info>
            <dc:creator>Gábor Szigeti</dc:creator>
            <dc:date>2009-08-03T12:46:28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139">
          <table:cell-address table:column="1" table:row="64" table:table="0"/>
          <office:change-info>
            <dc:creator>Gábor Szigeti</dc:creator>
            <dc:date>2009-08-03T12:46:51</dc:date>
          </office:change-info>
          <table:previous>
            <table:change-track-table-cell office:value-type="string">
              <text:p><text:span text:style-name="T3">(CandidateTarget) </text:span>EndPointURL</text:p>
            </table:change-track-table-cell>
          </table:previous>
        </table:cell-content-change>
        <table:cell-content-change table:id="ct140">
          <table:cell-address table:column="1" table:row="65" table:table="0"/>
          <office:change-info>
            <dc:creator>Gábor Szigeti</dc:creator>
            <dc:date>2009-08-03T12:47:17</dc:date>
          </office:change-info>
          <table:previous>
            <table:change-track-table-cell office:value-type="string">
              <text:p><text:span text:style-name="T3">(CandidateTarget)</text:span> QueueName</text:p>
            </table:change-track-table-cell>
          </table:previous>
        </table:cell-content-change>
        <table:cell-content-change table:id="ct141">
          <table:cell-address table:column="0" table:row="65" table:table="0"/>
          <office:change-info>
            <dc:creator>Gábor Szigeti</dc:creator>
            <dc:date>2009-08-03T12:47:30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142">
          <table:cell-address table:column="0" table:row="64" table:table="0"/>
          <office:change-info>
            <dc:creator>Gábor Szigeti</dc:creator>
            <dc:date>2009-08-03T12:47:30</dc:date>
          </office:change-info>
          <table:previous>
            <table:change-track-table-cell office:value-type="string">
              <text:p>URL</text:p>
            </table:change-track-table-cell>
          </table:previous>
        </table:cell-content-change>
        <table:cell-content-change table:id="ct143">
          <table:cell-address table:column="2" table:row="64" table:table="0"/>
          <office:change-info>
            <dc:creator>Gábor Szigeti</dc:creator>
            <dc:date>2009-08-03T12:48:43</dc:date>
          </office:change-info>
          <table:previous>
            <table:change-track-table-cell office:value-type="string">
              <text:p>CandidateTarget.HostName</text:p>
            </table:change-track-table-cell>
          </table:previous>
        </table:cell-content-change>
        <table:deletion table:id="ct144" table:type="row" table:position="66" table:table="0" table:multi-deletion-spanned="5">
          <office:change-info>
            <dc:creator>Gábor Szigeti</dc:creator>
            <dc:date>2009-08-03T12:49:55</dc:date>
          </office:change-info>
          <table:deletions>
            <table:cell-content-deletion>
              <table:cell-address table:column="1" table:row="66" table:table="0"/>
              <table:change-track-table-cell office:value-type="string">
                <text:p><text:span text:style-name="T3">(Location) </text:span>Country</text:p>
              </table:change-track-table-cell>
            </table:cell-content-deletion>
            <table:cell-content-deletion>
              <table:cell-address table:column="0" table:row="66" table:table="0"/>
              <table:change-track-table-cell office:value-type="string">
                <text:p>std::string</text:p>
              </table:change-track-table-cell>
            </table:cell-content-deletion>
          </table:deletions>
        </table:deletion>
        <table:deletion table:id="ct145" table:type="row" table:position="66" table:table="0">
          <office:change-info>
            <dc:creator>Gábor Szigeti</dc:creator>
            <dc:date>2009-08-03T12:49:55</dc:date>
          </office:change-info>
          <table:deletions>
            <table:cell-content-deletion>
              <table:cell-address table:column="1" table:row="66" table:table="0"/>
              <table:change-track-table-cell office:value-type="string">
                <text:p><text:span text:style-name="T3">(Location) </text:span>Place</text:p>
              </table:change-track-table-cell>
            </table:cell-content-deletion>
            <table:cell-content-deletion>
              <table:cell-address table:column="0" table:row="66" table:table="0"/>
              <table:change-track-table-cell office:value-type="string">
                <text:p>std::string</text:p>
              </table:change-track-table-cell>
            </table:cell-content-deletion>
            <table:change-deletion table:id="ct144"/>
          </table:deletions>
        </table:deletion>
        <table:deletion table:id="ct146" table:type="row" table:position="66" table:table="0">
          <office:change-info>
            <dc:creator>Gábor Szigeti</dc:creator>
            <dc:date>2009-08-03T12:49:55</dc:date>
          </office:change-info>
          <table:deletions>
            <table:cell-content-deletion>
              <table:cell-address table:column="1" table:row="66" table:table="0"/>
              <table:change-track-table-cell office:value-type="string">
                <text:p><text:span text:style-name="T3">(Location) </text:span>PostCode</text:p>
              </table:change-track-table-cell>
            </table:cell-content-deletion>
            <table:cell-content-deletion>
              <table:cell-address table:column="0" table:row="66" table:table="0"/>
              <table:change-track-table-cell office:value-type="string">
                <text:p>std::string</text:p>
              </table:change-track-table-cell>
            </table:cell-content-deletion>
            <table:change-deletion table:id="ct145"/>
          </table:deletions>
        </table:deletion>
        <table:deletion table:id="ct147" table:type="row" table:position="66" table:table="0">
          <office:change-info>
            <dc:creator>Gábor Szigeti</dc:creator>
            <dc:date>2009-08-03T12:49:55</dc:date>
          </office:change-info>
          <table:deletions>
            <table:cell-content-deletion>
              <table:cell-address table:column="1" table:row="66" table:table="0"/>
              <table:change-track-table-cell office:value-type="string">
                <text:p><text:span text:style-name="T3">(Location) </text:span>Latitude</text:p>
              </table:change-track-table-cell>
            </table:cell-content-deletion>
            <table:cell-content-deletion>
              <table:cell-address table:column="0" table:row="66" table:table="0"/>
              <table:change-track-table-cell office:value-type="string">
                <text:p>std::string</text:p>
              </table:change-track-table-cell>
            </table:cell-content-deletion>
            <table:change-deletion table:id="ct146"/>
          </table:deletions>
        </table:deletion>
        <table:deletion table:id="ct148" table:type="row" table:position="66" table:table="0">
          <office:change-info>
            <dc:creator>Gábor Szigeti</dc:creator>
            <dc:date>2009-08-03T12:49:55</dc:date>
          </office:change-info>
          <table:deletions>
            <table:cell-content-deletion>
              <table:cell-address table:column="1" table:row="66" table:table="0"/>
              <table:change-track-table-cell office:value-type="string">
                <text:p><text:span text:style-name="T3">(Location) </text:span>Longitude</text:p>
              </table:change-track-table-cell>
            </table:cell-content-deletion>
            <table:cell-content-deletion>
              <table:cell-address table:column="0" table:row="66" table:table="0"/>
              <table:change-track-table-cell office:value-type="string">
                <text:p>std::string</text:p>
              </table:change-track-table-cell>
            </table:cell-content-deletion>
            <table:change-deletion table:id="ct147"/>
          </table:deletions>
        </table:deletion>
        <table:cell-content-change table:id="ct149">
          <table:cell-address table:column="0" table:row="66" table:table="0"/>
          <office:change-info>
            <dc:creator>Gábor Szigeti</dc:creator>
            <dc:date>2009-08-03T12:52:00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150">
          <table:cell-address table:column="0" table:row="67" table:table="0"/>
          <office:change-info>
            <dc:creator>Gábor Szigeti</dc:creator>
            <dc:date>2009-08-03T12:52:38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151">
          <table:cell-address table:column="2" table:row="67" table:table="0"/>
          <office:change-info>
            <dc:creator>Gábor Szigeti</dc:creator>
            <dc:date>2009-08-03T12:52:44</dc:date>
          </office:change-info>
          <table:previous table:id="ct1">
            <table:change-track-table-cell office:value-type="string">
              <text:p>ProcessCountLimit</text:p>
            </table:change-track-table-cell>
          </table:previous>
        </table:cell-content-change>
        <table:cell-content-change table:id="ct152">
          <table:cell-address table:column="1" table:row="68" table:table="0"/>
          <office:change-info>
            <dc:creator>Gábor Szigeti</dc:creator>
            <dc:date>2009-08-03T12:52:58</dc:date>
          </office:change-info>
          <table:previous>
            <table:change-track-table-cell office:value-type="string">
              <text:p><text:span text:style-name="T3">(Slots) </text:span>NumberOfProcesses</text:p>
            </table:change-track-table-cell>
          </table:previous>
        </table:cell-content-change>
        <table:cell-content-change table:id="ct153">
          <table:cell-address table:column="1" table:row="68" table:table="0"/>
          <office:change-info>
            <dc:creator>Gábor Szigeti</dc:creator>
            <dc:date>2009-08-03T12:53:25</dc:date>
          </office:change-info>
          <table:previous table:id="ct152">
            <table:change-track-table-cell office:value-type="string">
              <text:p><text:span text:style-name="T3">int </text:span>NumberOfProcesses</text:p>
            </table:change-track-table-cell>
          </table:previous>
        </table:cell-content-change>
        <table:cell-content-change table:id="ct154">
          <table:cell-address table:column="1" table:row="69" table:table="0"/>
          <office:change-info>
            <dc:creator>Gábor Szigeti</dc:creator>
            <dc:date>2009-08-03T12:53:35</dc:date>
          </office:change-info>
          <table:previous>
            <table:change-track-table-cell office:value-type="string">
              <text:p><text:span text:style-name="T3">(Slots) </text:span>ProcessPerHost</text:p>
            </table:change-track-table-cell>
          </table:previous>
        </table:cell-content-change>
        <table:cell-content-change table:id="ct155">
          <table:cell-address table:column="1" table:row="70" table:table="0"/>
          <office:change-info>
            <dc:creator>Gábor Szigeti</dc:creator>
            <dc:date>2009-08-03T12:53:42</dc:date>
          </office:change-info>
          <table:previous>
            <table:change-track-table-cell office:value-type="string">
              <text:p><text:span text:style-name="T3">(Slots) </text:span>ThreadPerProcesses</text:p>
            </table:change-track-table-cell>
          </table:previous>
        </table:cell-content-change>
        <table:cell-content-change table:id="ct156">
          <table:cell-address table:column="1" table:row="71" table:table="0"/>
          <office:change-info>
            <dc:creator>Gábor Szigeti</dc:creator>
            <dc:date>2009-08-03T12:54:05</dc:date>
          </office:change-info>
          <table:previous>
            <table:change-track-table-cell office:value-type="string">
              <text:p><text:span text:style-name="T3">(Slots) </text:span>SPMDVariation</text:p>
            </table:change-track-table-cell>
          </table:previous>
        </table:cell-content-change>
        <table:cell-content-change table:id="ct157">
          <table:cell-address table:column="0" table:row="71" table:table="0"/>
          <office:change-info>
            <dc:creator>Gábor Szigeti</dc:creator>
            <dc:date>2009-08-03T12:54:08</dc:date>
          </office:change-info>
          <table:previous>
            <table:change-track-table-cell office:value-type="string">
              <text:p>std::string</text:p>
            </table:change-track-table-cell>
          </table:previous>
        </table:cell-content-change>
        <table:cell-content-change table:id="ct158">
          <table:cell-address table:column="0" table:row="70" table:table="0"/>
          <office:change-info>
            <dc:creator>Gábor Szigeti</dc:creator>
            <dc:date>2009-08-03T12:54:09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159">
          <table:cell-address table:column="0" table:row="69" table:table="0"/>
          <office:change-info>
            <dc:creator>Gábor Szigeti</dc:creator>
            <dc:date>2009-08-03T12:54:09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160">
          <table:cell-address table:column="0" table:row="68" table:table="0"/>
          <office:change-info>
            <dc:creator>Gábor Szigeti</dc:creator>
            <dc:date>2009-08-03T12:54:10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161">
          <table:cell-address table:column="0" table:row="72" table:table="0"/>
          <office:change-info>
            <dc:creator>Gábor Szigeti</dc:creator>
            <dc:date>2009-08-03T13:13:18</dc:date>
          </office:change-info>
          <table:previous>
            <table:change-track-table-cell office:value-type="string">
              <text:p>std::list</text:p>
            </table:change-track-table-cell>
          </table:previous>
        </table:cell-content-change>
        <table:deletion table:id="ct162" table:type="row" table:position="75" table:table="0">
          <office:change-info>
            <dc:creator>Gábor Szigeti</dc:creator>
            <dc:date>2009-08-03T13:13:55</dc:date>
          </office:change-info>
          <table:deletions>
            <table:cell-content-deletion>
              <table:cell-address table:column="1" table:row="75" table:table="0"/>
              <table:change-track-table-cell office:value-type="string">
                <text:p>Homogeneous</text:p>
              </table:change-track-table-cell>
            </table:cell-content-deletion>
            <table:cell-content-deletion>
              <table:cell-address table:column="0" table:row="75" table:table="0"/>
              <table:change-track-table-cell office:value-type="string">
                <text:p>bool</text:p>
              </table:change-track-table-cell>
            </table:cell-content-deletion>
          </table:deletions>
        </table:deletion>
        <table:cell-content-change table:id="ct163">
          <table:cell-address table:column="0" table:row="75" table:table="0"/>
          <office:change-info>
            <dc:creator>Gábor Szigeti</dc:creator>
            <dc:date>2009-08-03T13:14:12</dc:date>
          </office:change-info>
          <table:previous>
            <table:change-track-table-cell office:value-type="string">
              <text:p>bool</text:p>
            </table:change-track-table-cell>
          </table:previous>
        </table:cell-content-change>
        <table:cell-content-change table:id="ct164">
          <table:cell-address table:column="1" table:row="75" table:table="0"/>
          <office:change-info>
            <dc:creator>Gábor Szigeti</dc:creator>
            <dc:date>2009-08-03T13:14:29</dc:date>
          </office:change-info>
          <table:previous>
            <table:change-track-table-cell office:value-type="string">
              <text:p><text:span text:style-name="T3">(NodeAccess) </text:span>InBound</text:p>
            </table:change-track-table-cell>
          </table:previous>
        </table:cell-content-change>
        <table:deletion table:id="ct165" table:type="row" table:position="76" table:table="0">
          <office:change-info>
            <dc:creator>Gábor Szigeti</dc:creator>
            <dc:date>2009-08-03T13:14:32</dc:date>
          </office:change-info>
          <table:deletions>
            <table:cell-content-deletion>
              <table:cell-address table:column="4" table:row="76" table:table="0"/>
              <table:change-track-table-cell office:value-type="string">
                <text:p>nodeaccess</text:p>
              </table:change-track-table-cell>
            </table:cell-content-deletion>
            <table:cell-content-deletion>
              <table:cell-address table:column="1" table:row="76" table:table="0"/>
              <table:change-track-table-cell office:value-type="string">
                <text:p><text:span text:style-name="T3">(NodeAccess) </text:span>OutBound</text:p>
              </table:change-track-table-cell>
            </table:cell-content-deletion>
            <table:cell-content-deletion>
              <table:cell-address table:column="0" table:row="76" table:table="0"/>
              <table:change-track-table-cell office:value-type="string">
                <text:p>bool</text:p>
              </table:change-track-table-cell>
            </table:cell-content-deletion>
          </table:deletions>
        </table:deletion>
        <table:cell-content-change table:id="ct166">
          <table:cell-address table:column="3" table:row="138" table:table="0"/>
          <office:change-info>
            <dc:creator>Gábor Szigeti</dc:creator>
            <dc:date>2009-08-03T13:15:36</dc:date>
          </office:change-info>
          <table:previous table:id="ct67">
            <table:change-track-table-cell/>
          </table:previous>
        </table:cell-content-change>
        <table:cell-content-change table:id="ct167">
          <table:cell-address table:column="0" table:row="76" table:table="0"/>
          <office:change-info>
            <dc:creator>Gábor Szigeti</dc:creator>
            <dc:date>2009-08-03T13:17:07</dc:date>
          </office:change-info>
          <table:previous table:id="ct36">
            <table:change-track-table-cell office:value-type="string">
              <text:p>std::string</text:p>
            </table:change-track-table-cell>
          </table:previous>
        </table:cell-content-change>
        <table:cell-content-change table:id="ct168">
          <table:cell-address table:column="1" table:row="76" table:table="0"/>
          <office:change-info>
            <dc:creator>Gábor Szigeti</dc:creator>
            <dc:date>2009-08-03T13:17:14</dc:date>
          </office:change-info>
          <table:previous table:id="ct40">
            <table:change-track-table-cell office:value-type="string">
              <text:p>BatchSystem</text:p>
            </table:change-track-table-cell>
          </table:previous>
        </table:cell-content-change>
        <table:cell-content-change table:id="ct169">
          <table:cell-address table:column="2" table:row="76" table:table="0"/>
          <office:change-info>
            <dc:creator>Gábor Szigeti</dc:creator>
            <dc:date>2009-08-03T13:17:18</dc:date>
          </office:change-info>
          <table:previous table:id="ct41">
            <table:change-track-table-cell office:value-type="string">
              <text:p>BatchSystem</text:p>
            </table:change-track-table-cell>
          </table:previous>
        </table:cell-content-change>
        <table:cell-content-change table:id="ct170">
          <table:cell-address table:column="3" table:row="76" table:table="0"/>
          <office:change-info>
            <dc:creator>Gábor Szigeti</dc:creator>
            <dc:date>2009-08-03T13:17:18</dc:date>
          </office:change-info>
          <table:previous>
            <table:change-track-table-cell office:value-type="string">
              <text:p>batchsystem</text:p>
            </table:change-track-table-cell>
          </table:previous>
        </table:cell-content-change>
        <table:cell-content-change table:id="ct171">
          <table:cell-address table:column="0" table:row="78" table:table="0"/>
          <office:change-info>
            <dc:creator>Gábor Szigeti</dc:creator>
            <dc:date>2009-08-04T06:57:15</dc:date>
          </office:change-info>
          <table:previous>
            <table:change-track-table-cell office:value-type="string">
              <text:p>std::list</text:p>
            </table:change-track-table-cell>
          </table:previous>
        </table:cell-content-change>
        <table:cell-content-change table:id="ct172">
          <table:cell-address table:column="0" table:row="92" table:table="0"/>
          <office:change-info>
            <dc:creator>Gábor Szigeti</dc:creator>
            <dc:date>2009-08-04T06:57:35</dc:date>
          </office:change-info>
          <table:previous>
            <table:change-track-table-cell office:value-type="string">
              <text:p>std::list</text:p>
            </table:change-track-table-cell>
          </table:previous>
        </table:cell-content-change>
        <table:cell-content-change table:id="ct173">
          <table:cell-address table:column="1" table:row="90" table:table="0"/>
          <office:change-info>
            <dc:creator>Gábor Szigeti</dc:creator>
            <dc:date>2009-08-04T06:58:58</dc:date>
          </office:change-info>
          <table:previous>
            <table:change-track-table-cell office:value-type="string">
              <text:p>URL DataIndexingService</text:p>
            </table:change-track-table-cell>
          </table:previous>
        </table:cell-content-change>
        <table:cell-content-change table:id="ct174">
          <table:cell-address table:column="1" table:row="104" table:table="0"/>
          <office:change-info>
            <dc:creator>Gábor Szigeti</dc:creator>
            <dc:date>2009-08-04T06:59:19</dc:date>
          </office:change-info>
          <table:previous>
            <table:change-track-table-cell office:value-type="string">
              <text:p>URL DataIndexingService</text:p>
            </table:change-track-table-cell>
          </table:previous>
        </table:cell-content-change>
        <table:cell-content-change table:id="ct175">
          <table:cell-address table:column="1" table:row="80" table:table="0"/>
          <office:change-info>
            <dc:creator>Gábor Szigeti</dc:creator>
            <dc:date>2009-08-04T06:59:51</dc:date>
          </office:change-info>
          <table:previous>
            <table:change-track-table-cell office:value-type="string">
              <text:p>std::list Source</text:p>
            </table:change-track-table-cell>
          </table:previous>
        </table:cell-content-change>
        <table:cell-content-change table:id="ct176">
          <table:cell-address table:column="1" table:row="94" table:table="0"/>
          <office:change-info>
            <dc:creator>Gábor Szigeti</dc:creator>
            <dc:date>2009-08-04T07:00:09</dc:date>
          </office:change-info>
          <table:previous>
            <table:change-track-table-cell office:value-type="string">
              <text:p>std::list Source</text:p>
            </table:change-track-table-cell>
          </table:previous>
        </table:cell-content-change>
        <table:cell-content-change table:id="ct177">
          <table:cell-address table:column="1" table:row="97" table:table="0"/>
          <office:change-info>
            <dc:creator>Gábor Szigeti</dc:creator>
            <dc:date>2009-08-04T07:00:28</dc:date>
          </office:change-info>
          <table:previous>
            <table:change-track-table-cell office:value-type="string">
              <text:p>std::list Target</text:p>
            </table:change-track-table-cell>
          </table:previous>
        </table:cell-content-change>
        <table:cell-content-change table:id="ct178">
          <table:cell-address table:column="1" table:row="83" table:table="0"/>
          <office:change-info>
            <dc:creator>Gábor Szigeti</dc:creator>
            <dc:date>2009-08-04T07:00:35</dc:date>
          </office:change-info>
          <table:previous>
            <table:change-track-table-cell office:value-type="string">
              <text:p>std::list Target</text:p>
            </table:change-track-table-cell>
          </table:previous>
        </table:cell-content-change>
        <table:cell-content-change table:id="ct179">
          <table:cell-address table:column="1" table:row="87" table:table="0"/>
          <office:change-info>
            <dc:creator>Gábor Szigeti</dc:creator>
            <dc:date>2009-08-04T07:01:43</dc:date>
          </office:change-info>
          <table:previous>
            <table:change-track-table-cell office:value-type="string">
              <text:p>int <text:s text:c="3"/>Target.NeededReplicas</text:p>
            </table:change-track-table-cell>
          </table:previous>
        </table:cell-content-change>
        <table:cell-content-change table:id="ct180">
          <table:cell-address table:column="1" table:row="101" table:table="0"/>
          <office:change-info>
            <dc:creator>Gábor Szigeti</dc:creator>
            <dc:date>2009-08-04T07:01:47</dc:date>
          </office:change-info>
          <table:previous>
            <table:change-track-table-cell office:value-type="string">
              <text:p>int <text:s text:c="3"/>Target.NeededReplicas</text:p>
            </table:change-track-table-cell>
          </table:previous>
        </table:cell-content-change>
        <table:insertion table:id="ct181" table:type="row" table:position="106" table:table="0">
          <office:change-info>
            <dc:creator>Gábor Szigeti</dc:creator>
            <dc:date>2009-08-04T07:02:47</dc:date>
          </office:change-info>
          <table:dependencies>
            <table:dependence table:id="ct183"/>
            <table:dependence table:id="ct182"/>
          </table:dependencies>
        </table:insertion>
        <table:cell-content-change table:id="ct182">
          <table:cell-address table:column="0" table:row="106" table:table="0"/>
          <office:change-info>
            <dc:creator>Gábor Szigeti</dc:creator>
            <dc:date>2009-08-04T07:03:47</dc:date>
          </office:change-info>
          <table:previous>
            <table:change-track-table-cell/>
          </table:previous>
        </table:cell-content-change>
        <table:cell-content-change table:id="ct183">
          <table:cell-address table:column="1" table:row="106" table:table="0"/>
          <office:change-info>
            <dc:creator>Gábor Szigeti</dc:creator>
            <dc:date>2009-08-04T07:03:53</dc:date>
          </office:change-info>
          <table:previous>
            <table:change-track-table-cell/>
          </table:previous>
        </table:cell-content-change>
        <table:insertion table:id="ct184" table:type="row" table:position="109" table:table="0">
          <office:change-info>
            <dc:creator>Gábor Szigeti</dc:creator>
            <dc:date>2009-08-04T07:03:59</dc:date>
          </office:change-info>
          <table:dependencies>
            <table:dependence table:id="ct189"/>
          </table:dependencies>
        </table:insertion>
        <table:insertion table:id="ct185" table:type="row" table:position="108" table:table="0">
          <office:change-info>
            <dc:creator>Gábor Szigeti</dc:creator>
            <dc:date>2009-08-04T07:04:30</dc:date>
          </office:change-info>
          <table:dependencies>
            <table:dependence table:id="ct188"/>
          </table:dependencies>
        </table:insertion>
        <table:insertion table:id="ct186" table:type="row" table:position="107" table:table="0">
          <office:change-info>
            <dc:creator>Gábor Szigeti</dc:creator>
            <dc:date>2009-08-04T07:04:35</dc:date>
          </office:change-info>
          <table:dependencies>
            <table:dependence table:id="ct187"/>
          </table:dependencies>
        </table:insertion>
        <table:cell-content-change table:id="ct187">
          <table:cell-address table:column="1" table:row="107" table:table="0"/>
          <office:change-info>
            <dc:creator>Gábor Szigeti</dc:creator>
            <dc:date>2009-08-04T07:04:47</dc:date>
          </office:change-info>
          <table:previous>
            <table:change-track-table-cell/>
          </table:previous>
        </table:cell-content-change>
        <table:cell-content-change table:id="ct188">
          <table:cell-address table:column="1" table:row="108" table:table="0"/>
          <office:change-info>
            <dc:creator>Gábor Szigeti</dc:creator>
            <dc:date>2009-08-04T07:04:56</dc:date>
          </office:change-info>
          <table:previous>
            <table:change-track-table-cell/>
          </table:previous>
        </table:cell-content-change>
        <table:cell-content-change table:id="ct189">
          <table:cell-address table:column="1" table:row="109" table:table="0"/>
          <office:change-info>
            <dc:creator>Gábor Szigeti</dc:creator>
            <dc:date>2009-08-04T07:05:02</dc:date>
          </office:change-info>
          <table:previous>
            <table:change-track-table-cell/>
          </table:previous>
        </table:cell-content-change>
        <table:cell-content-change table:id="ct190">
          <table:cell-address table:column="2" table:row="2" table:table="0"/>
          <office:change-info>
            <dc:creator>Gábor Szigeti</dc:creator>
            <dc:date>2009-08-04T07:06:35</dc:date>
          </office:change-info>
          <table:previous>
            <table:change-track-table-cell office:value-type="string">
              <text:p>JSDL with POSIX and ARC extensions</text:p>
            </table:change-track-table-cell>
          </table:previous>
        </table:cell-content-change>
        <table:cell-content-change table:id="ct191">
          <table:cell-address table:column="2" table:row="11" table:table="0"/>
          <office:change-info>
            <dc:creator>Gábor Szigeti</dc:creator>
            <dc:date>2009-08-04T07:19:59</dc:date>
          </office:change-info>
          <table:previous>
            <table:change-track-table-cell/>
          </table:previous>
        </table:cell-content-change>
        <table:cell-content-change table:id="ct192">
          <table:cell-address table:column="2" table:row="12" table:table="0"/>
          <office:change-info>
            <dc:creator>Gábor Szigeti</dc:creator>
            <dc:date>2009-08-04T07:20:09</dc:date>
          </office:change-info>
          <table:previous>
            <table:change-track-table-cell office:value-type="string">
              <text:p>JobProject</text:p>
            </table:change-track-table-cell>
          </table:previous>
        </table:cell-content-change>
        <table:cell-content-change table:id="ct193">
          <table:cell-address table:column="2" table:row="15" table:table="0"/>
          <office:change-info>
            <dc:creator>Gábor Szigeti</dc:creator>
            <dc:date>2009-08-04T07:20:35</dc:date>
          </office:change-info>
          <table:previous table:id="ct17">
            <table:change-track-table-cell office:value-type="string">
              <text:p>OldJobID</text:p>
            </table:change-track-table-cell>
          </table:previous>
        </table:cell-content-change>
        <table:deletion table:id="ct194" table:type="column" table:position="5" table:table="0">
          <office:change-info>
            <dc:creator>Gábor Szigeti</dc:creator>
            <dc:date>2009-08-04T07:22:36</dc:date>
          </office:change-info>
          <table:deletions>
            <table:cell-content-deletion table:id="ct91">
              <table:change-track-table-cell office:value-type="string">
                <text:p>ARCJSDL</text:p>
              </table:change-track-table-cell>
            </table:cell-content-deletion>
            <table:change-deletion table:id="ct90"/>
          </table:deletions>
        </table:deletion>
        <table:cell-content-change table:id="ct195">
          <table:cell-address table:column="2" table:row="30" table:table="0"/>
          <office:change-info>
            <dc:creator>Gábor Szigeti</dc:creator>
            <dc:date>2009-08-04T07:26:11</dc:date>
          </office:change-info>
          <table:previous>
            <table:change-track-table-cell/>
          </table:previous>
        </table:cell-content-change>
        <table:cell-content-change table:id="ct196">
          <table:cell-address table:column="2" table:row="31" table:table="0"/>
          <office:change-info>
            <dc:creator>Gábor Szigeti</dc:creator>
            <dc:date>2009-08-04T07:26:22</dc:date>
          </office:change-info>
          <table:previous>
            <table:change-track-table-cell/>
          </table:previous>
        </table:cell-content-change>
        <table:cell-content-change table:id="ct197">
          <table:cell-address table:column="2" table:row="33" table:table="0"/>
          <office:change-info>
            <dc:creator>Gábor Szigeti</dc:creator>
            <dc:date>2009-08-04T07:26:31</dc:date>
          </office:change-info>
          <table:previous>
            <table:change-track-table-cell/>
          </table:previous>
        </table:cell-content-change>
        <table:cell-content-change table:id="ct198">
          <table:cell-address table:column="2" table:row="34" table:table="0"/>
          <office:change-info>
            <dc:creator>Gábor Szigeti</dc:creator>
            <dc:date>2009-08-04T07:26:37</dc:date>
          </office:change-info>
          <table:previous>
            <table:change-track-table-cell/>
          </table:previous>
        </table:cell-content-change>
        <table:cell-content-change table:id="ct199">
          <table:cell-address table:column="2" table:row="43" table:table="0"/>
          <office:change-info>
            <dc:creator>Gábor Szigeti</dc:creator>
            <dc:date>2009-08-04T07:27:15</dc:date>
          </office:change-info>
          <table:previous>
            <table:change-track-table-cell/>
          </table:previous>
        </table:cell-content-change>
        <table:cell-content-change table:id="ct200">
          <table:cell-address table:column="2" table:row="41" table:table="0"/>
          <office:change-info>
            <dc:creator>Gábor Szigeti</dc:creator>
            <dc:date>2009-08-04T07:28:04</dc:date>
          </office:change-info>
          <table:previous>
            <table:change-track-table-cell office:value-type="string">
              <text:p>CredentialServer.URL</text:p>
            </table:change-track-table-cell>
          </table:previous>
        </table:cell-content-change>
        <table:cell-content-change table:id="ct201">
          <table:cell-address table:column="2" table:row="36" table:table="0"/>
          <office:change-info>
            <dc:creator>Gábor Szigeti</dc:creator>
            <dc:date>2009-08-04T07:28:25</dc:date>
          </office:change-info>
          <table:previous>
            <table:change-track-table-cell office:value-type="string">
              <text:p>AccessControl.Content</text:p>
            </table:change-track-table-cell>
          </table:previous>
        </table:cell-content-change>
        <table:cell-content-change table:id="ct202">
          <table:cell-address table:column="2" table:row="54" table:table="0"/>
          <office:change-info>
            <dc:creator>Gábor Szigeti</dc:creator>
            <dc:date>2009-08-04T07:28:50</dc:date>
          </office:change-info>
          <table:previous>
            <table:change-track-table-cell/>
          </table:previous>
        </table:cell-content-change>
        <table:cell-content-change table:id="ct203">
          <table:cell-address table:column="2" table:row="48" table:table="0"/>
          <office:change-info>
            <dc:creator>Gábor Szigeti</dc:creator>
            <dc:date>2009-08-04T07:31:20</dc:date>
          </office:change-info>
          <table:previous>
            <table:change-track-table-cell/>
          </table:previous>
        </table:cell-content-change>
        <table:cell-content-change table:id="ct204">
          <table:cell-address table:column="2" table:row="68" table:table="0"/>
          <office:change-info>
            <dc:creator>Gábor Szigeti</dc:creator>
            <dc:date>2009-08-04T07:33:42</dc:date>
          </office:change-info>
          <table:previous>
            <table:change-track-table-cell office:value-type="string">
              <text:p>ProcessCountLimit</text:p>
            </table:change-track-table-cell>
          </table:previous>
        </table:cell-content-change>
        <table:cell-content-change table:id="ct205">
          <table:cell-address table:column="2" table:row="70" table:table="0"/>
          <office:change-info>
            <dc:creator>Gábor Szigeti</dc:creator>
            <dc:date>2009-08-04T07:34:22</dc:date>
          </office:change-info>
          <table:previous>
            <table:change-track-table-cell office:value-type="string">
              <text:p>ThreadCountLimit</text:p>
            </table:change-track-table-cell>
          </table:previous>
        </table:cell-content-change>
        <table:cell-content-change table:id="ct206">
          <table:cell-address table:column="2" table:row="64" table:table="0"/>
          <office:change-info>
            <dc:creator>Gábor Szigeti</dc:creator>
            <dc:date>2009-08-04T07:35:49</dc:date>
          </office:change-info>
          <table:previous table:id="ct143">
            <table:change-track-table-cell office:value-type="string">
              <text:p>CandidateTarget.HostName, CandidateHost.HostName</text:p>
            </table:change-track-table-cell>
          </table:previous>
        </table:cell-content-change>
        <table:cell-content-change table:id="ct207">
          <table:cell-address table:column="2" table:row="91" table:table="0"/>
          <office:change-info>
            <dc:creator>Gábor Szigeti</dc:creator>
            <dc:date>2009-08-04T07:38:30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72" table:table="0"/>
          <office:change-info>
            <dc:creator>Gábor Szigeti</dc:creator>
            <dc:date>2009-08-04T07:47:03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73" table:table="0"/>
          <office:change-info>
            <dc:creator>Gábor Szigeti</dc:creator>
            <dc:date>2009-08-04T07:47:12</dc:date>
          </office:change-info>
          <table:previous>
            <table:change-track-table-cell office:value-type="string">
              <text:p>runtimeenvironment.Name</text:p>
            </table:change-track-table-cell>
          </table:previous>
        </table:cell-content-change>
        <table:cell-content-change table:id="ct210">
          <table:cell-address table:column="4" table:row="74" table:table="0"/>
          <office:change-info>
            <dc:creator>Gábor Szigeti</dc:creator>
            <dc:date>2009-08-04T07:47:14</dc:date>
          </office:change-info>
          <table:previous>
            <table:change-track-table-cell office:value-type="string">
              <text:p>runtimeenvironment.Version</text:p>
            </table:change-track-table-cell>
          </table:previous>
        </table:cell-content-change>
        <table:cell-content-change table:id="ct211">
          <table:cell-address table:column="4" table:row="115" table:table="0"/>
          <office:change-info>
            <dc:creator>Gábor Szigeti</dc:creator>
            <dc:date>2009-08-04T08:00:44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116" table:table="0"/>
          <office:change-info>
            <dc:creator>Gábor Szigeti</dc:creator>
            <dc:date>2009-08-04T08:00:58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117" table:table="0"/>
          <office:change-info>
            <dc:creator>Gábor Szigeti</dc:creator>
            <dc:date>2009-08-04T08:01:35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118" table:table="0"/>
          <office:change-info>
            <dc:creator>Gábor Szigeti</dc:creator>
            <dc:date>2009-08-04T08:01:43</dc:date>
          </office:change-info>
          <table:previous>
            <table:change-track-table-cell/>
          </table:previous>
        </table:cell-content-change>
        <table:cell-content-change table:id="ct215">
          <table:cell-address table:column="4" table:row="119" table:table="0"/>
          <office:change-info>
            <dc:creator>Gábor Szigeti</dc:creator>
            <dc:date>2009-08-04T08:01:52</dc:date>
          </office:change-info>
          <table:previous>
            <table:change-track-table-cell/>
          </table:previous>
        </table:cell-content-change>
        <table:cell-content-change table:id="ct216">
          <table:cell-address table:column="4" table:row="120" table:table="0"/>
          <office:change-info>
            <dc:creator>Gábor Szigeti</dc:creator>
            <dc:date>2009-08-04T08:02:03</dc:date>
          </office:change-info>
          <table:previous>
            <table:change-track-table-cell/>
          </table:previous>
        </table:cell-content-change>
        <table:cell-content-change table:id="ct217">
          <table:cell-address table:column="4" table:row="121" table:table="0"/>
          <office:change-info>
            <dc:creator>Gábor Szigeti</dc:creator>
            <dc:date>2009-08-04T08:02:58</dc:date>
          </office:change-info>
          <table:previous>
            <table:change-track-table-cell/>
          </table:previous>
        </table:cell-content-change>
        <table:cell-content-change table:id="ct218">
          <table:cell-address table:column="4" table:row="122" table:table="0"/>
          <office:change-info>
            <dc:creator>Gábor Szigeti</dc:creator>
            <dc:date>2009-08-04T08:03:03</dc:date>
          </office:change-info>
          <table:previous>
            <table:change-track-table-cell/>
          </table:previous>
        </table:cell-content-change>
        <table:cell-content-change table:id="ct219">
          <table:cell-address table:column="4" table:row="123" table:table="0"/>
          <office:change-info>
            <dc:creator>Gábor Szigeti</dc:creator>
            <dc:date>2009-08-04T08:03:18</dc:date>
          </office:change-info>
          <table:previous>
            <table:change-track-table-cell/>
          </table:previous>
        </table:cell-content-change>
        <table:cell-content-change table:id="ct220">
          <table:cell-address table:column="4" table:row="124" table:table="0"/>
          <office:change-info>
            <dc:creator>Gábor Szigeti</dc:creator>
            <dc:date>2009-08-04T08:03:24</dc:date>
          </office:change-info>
          <table:previous>
            <table:change-track-table-cell/>
          </table:previous>
        </table:cell-content-change>
        <table:cell-content-change table:id="ct221">
          <table:cell-address table:column="4" table:row="125" table:table="0"/>
          <office:change-info>
            <dc:creator>Gábor Szigeti</dc:creator>
            <dc:date>2009-08-04T08:03:29</dc:date>
          </office:change-info>
          <table:previous>
            <table:change-track-table-cell/>
          </table:previous>
        </table:cell-content-change>
        <table:cell-content-change table:id="ct222">
          <table:cell-address table:column="4" table:row="126" table:table="0"/>
          <office:change-info>
            <dc:creator>Gábor Szigeti</dc:creator>
            <dc:date>2009-08-04T08:03:35</dc:date>
          </office:change-info>
          <table:previous>
            <table:change-track-table-cell/>
          </table:previous>
        </table:cell-content-change>
        <table:cell-content-change table:id="ct223">
          <table:cell-address table:column="4" table:row="127" table:table="0"/>
          <office:change-info>
            <dc:creator>Gábor Szigeti</dc:creator>
            <dc:date>2009-08-04T08:03:40</dc:date>
          </office:change-info>
          <table:previous>
            <table:change-track-table-cell/>
          </table:previous>
        </table:cell-content-change>
        <table:cell-content-change table:id="ct224">
          <table:cell-address table:column="4" table:row="128" table:table="0"/>
          <office:change-info>
            <dc:creator>Gábor Szigeti</dc:creator>
            <dc:date>2009-08-04T08:03:47</dc:date>
          </office:change-info>
          <table:previous>
            <table:change-track-table-cell/>
          </table:previous>
        </table:cell-content-change>
        <table:cell-content-change table:id="ct225">
          <table:cell-address table:column="4" table:row="129" table:table="0"/>
          <office:change-info>
            <dc:creator>Gábor Szigeti</dc:creator>
            <dc:date>2009-08-04T08:03:52</dc:date>
          </office:change-info>
          <table:previous>
            <table:change-track-table-cell/>
          </table:previous>
        </table:cell-content-change>
        <table:cell-content-change table:id="ct226">
          <table:cell-address table:column="4" table:row="130" table:table="0"/>
          <office:change-info>
            <dc:creator>Gábor Szigeti</dc:creator>
            <dc:date>2009-08-04T08:03:56</dc:date>
          </office:change-info>
          <table:previous>
            <table:change-track-table-cell/>
          </table:previous>
        </table:cell-content-change>
        <table:cell-content-change table:id="ct227">
          <table:cell-address table:column="4" table:row="131" table:table="0"/>
          <office:change-info>
            <dc:creator>Gábor Szigeti</dc:creator>
            <dc:date>2009-08-04T08:04:01</dc:date>
          </office:change-info>
          <table:previous>
            <table:change-track-table-cell/>
          </table:previous>
        </table:cell-content-change>
        <table:cell-content-change table:id="ct228">
          <table:cell-address table:column="4" table:row="132" table:table="0"/>
          <office:change-info>
            <dc:creator>Gábor Szigeti</dc:creator>
            <dc:date>2009-08-04T08:04:07</dc:date>
          </office:change-info>
          <table:previous>
            <table:change-track-table-cell/>
          </table:previous>
        </table:cell-content-change>
        <table:cell-content-change table:id="ct229">
          <table:cell-address table:column="4" table:row="133" table:table="0"/>
          <office:change-info>
            <dc:creator>Gábor Szigeti</dc:creator>
            <dc:date>2009-08-04T08:04:17</dc:date>
          </office:change-info>
          <table:previous>
            <table:change-track-table-cell/>
          </table:previous>
        </table:cell-content-change>
        <table:cell-content-change table:id="ct230">
          <table:cell-address table:column="4" table:row="134" table:table="0"/>
          <office:change-info>
            <dc:creator>Gábor Szigeti</dc:creator>
            <dc:date>2009-08-04T08:04:27</dc:date>
          </office:change-info>
          <table:previous>
            <table:change-track-table-cell/>
          </table:previous>
        </table:cell-content-change>
        <table:cell-content-change table:id="ct231">
          <table:cell-address table:column="4" table:row="135" table:table="0"/>
          <office:change-info>
            <dc:creator>Gábor Szigeti</dc:creator>
            <dc:date>2009-08-04T08:04:31</dc:date>
          </office:change-info>
          <table:previous>
            <table:change-track-table-cell/>
          </table:previous>
        </table:cell-content-change>
        <table:cell-content-change table:id="ct232">
          <table:cell-address table:column="4" table:row="136" table:table="0"/>
          <office:change-info>
            <dc:creator>Gábor Szigeti</dc:creator>
            <dc:date>2009-08-04T08:04:35</dc:date>
          </office:change-info>
          <table:previous>
            <table:change-track-table-cell/>
          </table:previous>
        </table:cell-content-change>
        <table:cell-content-change table:id="ct233">
          <table:cell-address table:column="4" table:row="137" table:table="0"/>
          <office:change-info>
            <dc:creator>Gábor Szigeti</dc:creator>
            <dc:date>2009-08-04T08:04:40</dc:date>
          </office:change-info>
          <table:previous>
            <table:change-track-table-cell/>
          </table:previous>
        </table:cell-content-change>
        <table:cell-content-change table:id="ct234">
          <table:cell-address table:column="4" table:row="138" table:table="0"/>
          <office:change-info>
            <dc:creator>Gábor Szigeti</dc:creator>
            <dc:date>2009-08-04T08:04:44</dc:date>
          </office:change-info>
          <table:previous>
            <table:change-track-table-cell/>
          </table:previous>
        </table:cell-content-change>
        <table:cell-content-change table:id="ct235">
          <table:cell-address table:column="4" table:row="139" table:table="0"/>
          <office:change-info>
            <dc:creator>Gábor Szigeti</dc:creator>
            <dc:date>2009-08-04T08:04:53</dc:date>
          </office:change-info>
          <table:previous>
            <table:change-track-table-cell/>
          </table:previous>
        </table:cell-content-change>
        <table:insertion table:id="ct236" table:type="row" table:position="141" table:table="0">
          <office:change-info>
            <dc:creator>Gábor Szigeti</dc:creator>
            <dc:date>2009-08-04T08:05:03</dc:date>
          </office:change-info>
          <table:dependencies>
            <table:dependence table:id="ct239"/>
          </table:dependencies>
        </table:insertion>
        <table:insertion table:id="ct237" table:type="row" table:position="140" table:table="0">
          <office:change-info>
            <dc:creator>Gábor Szigeti</dc:creator>
            <dc:date>2009-08-04T08:05:07</dc:date>
          </office:change-info>
          <table:dependencies>
            <table:dependence table:id="ct238"/>
          </table:dependencies>
        </table:insertion>
        <table:cell-content-change table:id="ct238">
          <table:cell-address table:column="4" table:row="140" table:table="0"/>
          <office:change-info>
            <dc:creator>Gábor Szigeti</dc:creator>
            <dc:date>2009-08-04T08:05:14</dc:date>
          </office:change-info>
          <table:previous>
            <table:change-track-table-cell/>
          </table:previous>
        </table:cell-content-change>
        <table:cell-content-change table:id="ct239">
          <table:cell-address table:column="4" table:row="141" table:table="0"/>
          <office:change-info>
            <dc:creator>Gábor Szigeti</dc:creator>
            <dc:date>2009-08-04T08:05:19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142" table:table="0"/>
          <office:change-info>
            <dc:creator>Gábor Szigeti</dc:creator>
            <dc:date>2009-08-04T08:05:23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104" table:table="0"/>
          <office:change-info>
            <dc:creator>Gábor Szigeti</dc:creator>
            <dc:date>2009-08-04T08:09:40</dc:date>
          </office:change-info>
          <table:previous table:id="ct6">
            <table:change-track-table-cell office:value-type="string">
              <text:p>replicacollection</text:p>
            </table:change-track-table-cell>
          </table:previous>
        </table:cell-content-change>
        <table:cell-content-change table:id="ct242">
          <table:cell-address table:column="4" table:row="99" table:table="0"/>
          <office:change-info>
            <dc:creator>Gábor Szigeti</dc:creator>
            <dc:date>2009-08-04T08:09:42</dc:date>
          </office:change-info>
          <table:previous>
            <table:change-track-table-cell office:value-type="string">
              <text:p>ftpthreads</text:p>
            </table:change-track-table-cell>
          </table:previous>
        </table:cell-content-change>
        <table:cell-content-change table:id="ct243">
          <table:cell-address table:column="4" table:row="96" table:table="0"/>
          <office:change-info>
            <dc:creator>Gábor Szigeti</dc:creator>
            <dc:date>2009-08-04T08:09:43</dc:date>
          </office:change-info>
          <table:previous>
            <table:change-track-table-cell office:value-type="string">
              <text:p>ftpthreads</text:p>
            </table:change-track-table-cell>
          </table:previous>
        </table:cell-content-change>
        <table:cell-content-change table:id="ct244">
          <table:cell-address table:column="3" table:row="79" table:table="0"/>
          <office:change-info>
            <dc:creator>Gábor Szigeti</dc:creator>
            <dc:date>2009-08-04T08:23:25</dc:date>
          </office:change-info>
          <table:previous>
            <table:change-track-table-cell office:value-type="string">
              <text:p>inputsandbox,outputsandbox</text:p>
            </table:change-track-table-cell>
          </table:previous>
        </table:cell-content-change>
        <table:cell-content-change table:id="ct245">
          <table:cell-address table:column="3" table:row="64" table:table="0"/>
          <office:change-info>
            <dc:creator>Gábor Szigeti</dc:creator>
            <dc:date>2009-08-04T08:27:16</dc:date>
          </office:change-info>
          <table:previous>
            <table:change-track-table-cell/>
          </table:previous>
        </table:cell-content-change>
        <table:cell-content-change table:id="ct246">
          <table:cell-address table:column="1" table:row="0" table:table="0"/>
          <office:change-info>
            <dc:creator>Gábor Szigeti</dc:creator>
            <dc:date>2009-08-04T08:54:29</dc:date>
          </office:change-info>
          <table:previous>
            <table:change-track-table-cell/>
          </table:previous>
        </table:cell-content-change>
        <table:cell-content-change table:id="ct247">
          <table:cell-address table:column="0" table:row="2" table:table="0"/>
          <office:change-info>
            <dc:creator>Gábor Szigeti</dc:creator>
            <dc:date>2009-08-04T08:58:32</dc:date>
          </office:change-info>
          <table:previous>
            <table:change-track-table-cell office:value-type="string">
              <text:p><text:s text:c="18"/>inner job representation</text:p>
            </table:change-track-table-cell>
          </table:previous>
        </table:cell-content-change>
      </table:tracked-changes>
      <table:table table:name="inner job represen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46"/>
        <table:table-column table:style-name="co6" table:number-columns-repeated="250" table:default-cell-style-name="Default"/>
        <table:table-row table:style-name="ro1">
          <table:table-cell table:style-name="Default"/>
          <table:table-cell table:style-name="ce9" office:value-type="string">
            <text:p>Job Description Internal Representation Attribute Mapping</text:p>
          </table:table-cell>
          <table:table-cell table:style-name="Default" table:number-columns-repeated="3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0"/>
        </table:table-row>
        <table:table-row table:style-name="ro2">
          <table:table-cell table:style-name="ce1" office:value-type="string">
            <text:p><text:span text:style-name="T1"><text:s text:c="19"/></text:span><text:span text:style-name="T1">ARC Job Description Internal Representation</text:span></text:p>
          </table:table-cell>
          <table:table-cell table:style-name="ce10"/>
          <table:table-cell table:style-name="ce19" office:value-type="string">
            <text:p>ARCJSDL</text:p>
          </table:table-cell>
          <table:table-cell table:style-name="ce33" office:value-type="string">
            <text:p>JDL</text:p>
          </table:table-cell>
          <table:table-cell table:style-name="ce44" office:value-type="string">
            <text:p>XRSL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<text:s text:c="8"/>// Meta information</text:p>
          </table:table-cell>
          <table:table-cell table:style-name="ce11"/>
          <table:table-cell table:style-name="ce20" table:number-columns-repeated="2"/>
          <table:table-cell table:style-name="ce45"/>
          <table:table-cell table:number-columns-repeated="250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Author</text:p>
          </table:table-cell>
          <table:table-cell table:number-columns-repeated="253"/>
        </table:table-row>
        <table:table-row table:style-name="ro2">
          <table:table-cell office:value-type="string">
            <text:p>Time</text:p>
          </table:table-cell>
          <table:table-cell office:value-type="string">
            <text:p>DocumentExpiration</text:p>
          </table:table-cell>
          <table:table-cell table:number-columns-repeated="253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Rank</text:p>
          </table:table-cell>
          <table:table-cell/>
          <table:table-cell office:value-type="string">
            <text:p>rank</text:p>
          </table:table-cell>
          <table:table-cell table:number-columns-repeated="251"/>
        </table:table-row>
        <table:table-row table:style-name="ro2">
          <table:table-cell office:value-type="string">
            <text:p>bool</text:p>
          </table:table-cell>
          <table:table-cell office:value-type="string">
            <text:p>FuzzyRank</text:p>
          </table:table-cell>
          <table:table-cell/>
          <table:table-cell office:value-type="string">
            <text:p>fuzzyrank</text:p>
          </table:table-cell>
          <table:table-cell table:number-columns-repeated="251"/>
        </table:table-row>
        <table:table-row table:style-name="ro2">
          <table:table-cell table:number-columns-repeated="255"/>
        </table:table-row>
        <table:table-row table:style-name="ro2">
          <table:table-cell table:style-name="ce2" office:value-type="string">
            <text:p><text:s text:c="8"/>// JobIdentification information</text:p>
          </table:table-cell>
          <table:table-cell table:style-name="ce11"/>
          <table:table-cell table:style-name="ce20" table:number-columns-repeated="2"/>
          <table:table-cell table:style-name="ce45"/>
          <table:table-cell table:number-columns-repeated="250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JobName</text:p>
          </table:table-cell>
          <table:table-cell table:style-name="ce21" office:value-type="string">
            <text:p>JobName</text:p>
          </table:table-cell>
          <table:table-cell/>
          <table:table-cell office:value-type="string">
            <text:p>jobname</text:p>
          </table:table-cell>
          <table:table-cell table:number-columns-repeated="250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Description</text:p>
          </table:table-cell>
          <table:table-cell office:value-type="string">
            <text:p>Description</text:p>
          </table:table-cell>
          <table:table-cell table:number-columns-repeated="252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JobVOName</text:p>
          </table:table-cell>
          <table:table-cell office:value-type="string">
            <text:p>JobVOName</text:p>
          </table:table-cell>
          <table:table-cell table:style-name="ce34" office:value-type="string">
            <text:p>virtualorganisation</text:p>
          </table:table-cell>
          <table:table-cell table:number-columns-repeated="251"/>
        </table:table-row>
        <table:table-row table:style-name="ro2">
          <table:table-cell office:value-type="string">
            <text:p>ComputingActivityType</text:p>
          </table:table-cell>
          <table:table-cell office:value-type="string">
            <text:p>JobType</text:p>
          </table:table-cell>
          <table:table-cell table:number-columns-repeated="253"/>
        </table:table-row>
        <table:table-row table:style-name="ro2">
          <table:table-cell office:value-type="string">
            <text:p>std::list&lt;std::string&gt;</text:p>
          </table:table-cell>
          <table:table-cell office:value-type="string">
            <text:p>UserTag</text:p>
          </table:table-cell>
          <table:table-cell/>
          <table:table-cell office:value-type="string">
            <text:p>usertags</text:p>
          </table:table-cell>
          <table:table-cell table:number-columns-repeated="251"/>
        </table:table-row>
        <table:table-row table:style-name="ro2">
          <table:table-cell office:value-type="string">
            <text:p>std::list&lt;URL&gt;</text:p>
          </table:table-cell>
          <table:table-cell office:value-type="string">
            <text:p>ActivityOldId</text:p>
          </table:table-cell>
          <table:table-cell office:value-type="string">
            <text:p>ActivityOldId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<text:s text:c="8"/>// Application information</text:p>
          </table:table-cell>
          <table:table-cell table:style-name="ce11"/>
          <table:table-cell table:style-name="ce20" table:number-columns-repeated="2"/>
          <table:table-cell table:style-name="ce45"/>
          <table:table-cell table:number-columns-repeated="250"/>
        </table:table-row>
        <table:table-row table:style-name="ro2">
          <table:table-cell table:style-name="ce4" office:value-type="string">
            <text:p>ExecutableType</text:p>
          </table:table-cell>
          <table:table-cell table:style-name="ce13" office:value-type="string">
            <text:p>Executable</text:p>
          </table:table-cell>
          <table:table-cell table:style-name="ce13" table:number-columns-repeated="2"/>
          <table:table-cell table:style-name="ce47"/>
          <table:table-cell table:number-columns-repeated="250"/>
        </table:table-row>
        <table:table-row table:style-name="ro2">
          <table:table-cell table:style-name="ce5"/>
          <table:table-cell office:value-type="string">
            <text:p>std::string Name</text:p>
          </table:table-cell>
          <table:table-cell table:style-name="ce21" office:value-type="string">
            <text:p>Executable</text:p>
          </table:table-cell>
          <table:table-cell office:value-type="string">
            <text:p>executable</text:p>
          </table:table-cell>
          <table:table-cell office:value-type="string">
            <text:p>executable</text:p>
          </table:table-cell>
          <table:table-cell table:number-columns-repeated="250"/>
        </table:table-row>
        <table:table-row table:style-name="ro2">
          <table:table-cell table:style-name="ce6"/>
          <table:table-cell office:value-type="string">
            <text:p>std::list&lt;std::string&gt; Argument</text:p>
          </table:table-cell>
          <table:table-cell office:value-type="string">
            <text:p>Argument</text:p>
          </table:table-cell>
          <table:table-cell office:value-type="string">
            <text:p>arguments</text:p>
          </table:table-cell>
          <table:table-cell office:value-type="string">
            <text:p>arguments</text:p>
          </table:table-cell>
          <table:table-cell table:number-columns-repeated="250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Input</text:p>
          </table:table-cell>
          <table:table-cell table:style-name="ce22" office:value-type="string">
            <text:p>Input</text:p>
          </table:table-cell>
          <table:table-cell office:value-type="string">
            <text:p>stdinput</text:p>
          </table:table-cell>
          <table:table-cell office:value-type="string">
            <text:p>stdin</text:p>
          </table:table-cell>
          <table:table-cell table:number-columns-repeated="250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Output</text:p>
          </table:table-cell>
          <table:table-cell table:style-name="ce22" office:value-type="string">
            <text:p>Output</text:p>
          </table:table-cell>
          <table:table-cell office:value-type="string">
            <text:p>stdoutput</text:p>
          </table:table-cell>
          <table:table-cell office:value-type="string">
            <text:p>stdout</text:p>
          </table:table-cell>
          <table:table-cell table:number-columns-repeated="250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Error</text:p>
          </table:table-cell>
          <table:table-cell table:style-name="ce22" office:value-type="string">
            <text:p>Error</text:p>
          </table:table-cell>
          <table:table-cell office:value-type="string">
            <text:p>stderror</text:p>
          </table:table-cell>
          <table:table-cell office:value-type="string">
            <text:p>stderr</text:p>
          </table:table-cell>
          <table:table-cell table:number-columns-repeated="250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LogDir</text:p>
          </table:table-cell>
          <table:table-cell table:style-name="ce21" office:value-type="string">
            <text:p>LocalLogging</text:p>
          </table:table-cell>
          <table:table-cell/>
          <table:table-cell office:value-type="string">
            <text:p>gmlog</text:p>
          </table:table-cell>
          <table:table-cell table:number-columns-repeated="250"/>
        </table:table-row>
        <table:table-row table:style-name="ro2">
          <table:table-cell office:value-type="string">
            <text:p>std::list&lt;URL&gt;</text:p>
          </table:table-cell>
          <table:table-cell office:value-type="string">
            <text:p>RemoteLogging</text:p>
          </table:table-cell>
          <table:table-cell table:style-name="ce23" office:value-type="string">
            <text:p>RemoteLogging</text:p>
          </table:table-cell>
          <table:table-cell/>
          <table:table-cell office:value-type="string">
            <text:p>jobreport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std::list&lt;pair&lt;std::string,std::string&gt;&gt;</text:p>
          </table:table-cell>
          <table:table-cell office:value-type="string">
            <text:p>Environment</text:p>
          </table:table-cell>
          <table:table-cell/>
          <table:table-cell table:style-name="ce35"/>
          <table:table-cell table:style-name="ce48"/>
          <table:table-cell table:number-columns-repeated="250"/>
        </table:table-row>
        <table:table-row table:style-name="ro2">
          <table:table-cell table:style-name="ce5"/>
          <table:table-cell office:value-type="string">
            <text:p>std::string name_attribute</text:p>
          </table:table-cell>
          <table:table-cell table:style-name="ce23" office:value-type="string">
            <text:p>Environment name attribute</text:p>
          </table:table-cell>
          <table:table-cell table:style-name="ce36" office:value-type="string">
            <text:p>environment</text:p>
          </table:table-cell>
          <table:table-cell table:style-name="ce49" office:value-type="string">
            <text:p>environment[1]</text:p>
          </table:table-cell>
          <table:table-cell table:number-columns-repeated="250"/>
        </table:table-row>
        <table:table-row table:style-name="ro2">
          <table:table-cell table:style-name="ce6"/>
          <table:table-cell office:value-type="string">
            <text:p>std::string value</text:p>
          </table:table-cell>
          <table:table-cell office:value-type="string">
            <text:p>Environment</text:p>
          </table:table-cell>
          <table:table-cell table:style-name="ce36" office:value-type="string">
            <text:p>environment</text:p>
          </table:table-cell>
          <table:table-cell table:style-name="ce49" office:value-type="string">
            <text:p>environment[0]</text:p>
          </table:table-cell>
          <table:table-cell table:number-columns-repeated="250"/>
        </table:table-row>
        <table:table-row table:style-name="ro3">
          <table:table-cell office:value-type="string">
            <text:p>int</text:p>
          </table:table-cell>
          <table:table-cell office:value-type="string">
            <text:p>ReRun</text:p>
          </table:table-cell>
          <table:table-cell table:style-name="ce22" office:value-type="string">
            <text:p>Rerun</text:p>
          </table:table-cell>
          <table:table-cell table:style-name="ce26" office:value-type="string">
            <text:p>retrycount, shallowretrycount</text:p>
          </table:table-cell>
          <table:table-cell office:value-type="string">
            <text:p>rerun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ExecutableType</text:p>
          </table:table-cell>
          <table:table-cell office:value-type="string">
            <text:p>Prologue</text:p>
          </table:table-cell>
          <table:table-cell table:style-name="ce22"/>
          <table:table-cell table:style-name="ce26"/>
          <table:table-cell table:number-columns-repeated="251"/>
        </table:table-row>
        <table:table-row table:style-name="ro2">
          <table:table-cell table:style-name="ce5"/>
          <table:table-cell office:value-type="string">
            <text:p>std::string Name</text:p>
          </table:table-cell>
          <table:table-cell office:value-type="string">
            <text:p>Prologue</text:p>
          </table:table-cell>
          <table:table-cell office:value-type="string">
            <text:p>prologue</text:p>
          </table:table-cell>
          <table:table-cell table:number-columns-repeated="251"/>
        </table:table-row>
        <table:table-row table:style-name="ro2">
          <table:table-cell table:style-name="ce6"/>
          <table:table-cell office:value-type="string">
            <text:p>std::list&lt;std::string&gt; Argument</text:p>
          </table:table-cell>
          <table:table-cell office:value-type="string">
            <text:p>PrologueArgument</text:p>
          </table:table-cell>
          <table:table-cell office:value-type="string">
            <text:p>prologuearguments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ExecutableType</text:p>
          </table:table-cell>
          <table:table-cell office:value-type="string">
            <text:p>Epilogue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std::string Name</text:p>
          </table:table-cell>
          <table:table-cell office:value-type="string">
            <text:p>Epilogue</text:p>
          </table:table-cell>
          <table:table-cell office:value-type="string">
            <text:p>epilogue</text:p>
          </table:table-cell>
          <table:table-cell table:number-columns-repeated="251"/>
        </table:table-row>
        <table:table-row table:style-name="ro2">
          <table:table-cell table:style-name="ce6"/>
          <table:table-cell office:value-type="string">
            <text:p>std::list&lt;std::string&gt; Argument</text:p>
          </table:table-cell>
          <table:table-cell office:value-type="string">
            <text:p>EpilogueArgument</text:p>
          </table:table-cell>
          <table:table-cell office:value-type="string">
            <text:p>epiloguearguments</text:p>
          </table:table-cell>
          <table:table-cell table:number-columns-repeated="251"/>
        </table:table-row>
        <table:table-row table:style-name="ro2">
          <table:table-cell office:value-type="string">
            <text:p>Period</text:p>
          </table:table-cell>
          <table:table-cell office:value-type="string">
            <text:p>SessionLifeTime</text:p>
          </table:table-cell>
          <table:table-cell table:style-name="ce22" office:value-type="string">
            <text:p>SessionLifeTime</text:p>
          </table:table-cell>
          <table:table-cell/>
          <table:table-cell office:value-type="string">
            <text:p>lifetime</text:p>
          </table:table-cell>
          <table:table-cell table:number-columns-repeated="250"/>
        </table:table-row>
        <table:table-row table:style-name="ro2">
          <table:table-cell office:value-type="string">
            <text:p>Arc::XMLNode</text:p>
          </table:table-cell>
          <table:table-cell office:value-type="string">
            <text:p>AccessControl</text:p>
          </table:table-cell>
          <table:table-cell table:style-name="ce24" office:value-type="string">
            <text:p>AccessControl</text:p>
          </table:table-cell>
          <table:table-cell/>
          <table:table-cell office:value-type="string">
            <text:p>acl</text:p>
          </table:table-cell>
          <table:table-cell table:number-columns-repeated="250"/>
        </table:table-row>
        <table:table-row table:style-name="ro2">
          <table:table-cell office:value-type="string">
            <text:p>Time</text:p>
          </table:table-cell>
          <table:table-cell office:value-type="string">
            <text:p>ProcessingStartTime</text:p>
          </table:table-cell>
          <table:table-cell table:style-name="ce22" office:value-type="string">
            <text:p>ProcessingStartTime</text:p>
          </table:table-cell>
          <table:table-cell/>
          <table:table-cell office:value-type="string">
            <text:p>starttime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Arc::XMLNode</text:p>
          </table:table-cell>
          <table:table-cell office:value-type="string">
            <text:p>Notification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14" office:value-type="string">
            <text:p>std::list&lt;std::string&gt; Address</text:p>
          </table:table-cell>
          <table:table-cell table:style-name="ce14" office:value-type="string">
            <text:p>Notify.Endpoint</text:p>
          </table:table-cell>
          <table:table-cell/>
          <table:table-cell table:style-name="ce50" office:value-type="string">
            <text:p>notify</text:p>
          </table:table-cell>
          <table:table-cell table:number-columns-repeated="250"/>
        </table:table-row>
        <table:table-row table:style-name="ro2">
          <table:table-cell table:style-name="ce6"/>
          <table:table-cell table:style-name="ce14" office:value-type="string">
            <text:p>std::list&lt;std::string&gt; State</text:p>
          </table:table-cell>
          <table:table-cell table:style-name="ce14" office:value-type="string">
            <text:p>Notify.State</text:p>
          </table:table-cell>
          <table:table-cell/>
          <table:table-cell table:style-name="ce50" office:value-type="string">
            <text:p>notify</text:p>
          </table:table-cell>
          <table:table-cell table:number-columns-repeated="250"/>
        </table:table-row>
        <table:table-row table:style-name="ro2">
          <table:table-cell office:value-type="string">
            <text:p>std::list&lt;URL&gt;</text:p>
          </table:table-cell>
          <table:table-cell office:value-type="string">
            <text:p>CredentialService</text:p>
          </table:table-cell>
          <table:table-cell table:style-name="ce23" office:value-type="string">
            <text:p>CredentialService</text:p>
          </table:table-cell>
          <table:table-cell office:value-type="string">
            <text:p>myproxyserver</text:p>
          </table:table-cell>
          <table:table-cell office:value-type="string">
            <text:p>credentialserver</text:p>
          </table:table-cell>
          <table:table-cell table:number-columns-repeated="250"/>
        </table:table-row>
        <table:table-row table:style-name="ro2">
          <table:table-cell office:value-type="string">
            <text:p>bool</text:p>
          </table:table-cell>
          <table:table-cell office:value-type="string">
            <text:p>Join</text:p>
          </table:table-cell>
          <table:table-cell table:style-name="ce22"/>
          <table:table-cell/>
          <table:table-cell office:value-type="string">
            <text:p>join</text:p>
          </table:table-cell>
          <table:table-cell table:number-columns-repeated="250"/>
        </table:table-row>
        <table:table-row table:style-name="ro2">
          <table:table-cell office:value-type="string">
            <text:p>Time</text:p>
          </table:table-cell>
          <table:table-cell office:value-type="string">
            <text:p>ExpiryTime</text:p>
          </table:table-cell>
          <table:table-cell office:value-type="string">
            <text:p>ExpiryTime</text:p>
          </table:table-cell>
          <table:table-cell office:value-type="string">
            <text:p>expirytime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<text:s text:c="8"/>// Resource information</text:p>
          </table:table-cell>
          <table:table-cell table:style-name="ce11"/>
          <table:table-cell table:style-name="ce20" table:number-columns-repeated="2"/>
          <table:table-cell table:style-name="ce45"/>
          <table:table-cell table:number-columns-repeated="250"/>
        </table:table-row>
        <table:table-row table:style-name="ro2">
          <table:table-cell office:value-type="string">
            <text:p>Range&lt;int&gt;</text:p>
          </table:table-cell>
          <table:table-cell office:value-type="string">
            <text:p>TotalCPUTime</text:p>
          </table:table-cell>
          <table:table-cell table:style-name="ce22" office:value-type="string">
            <text:p>CPUTimeLimit, TotalCPUTime</text:p>
          </table:table-cell>
          <table:table-cell/>
          <table:table-cell office:value-type="string">
            <text:p>cputime</text:p>
          </table:table-cell>
          <table:table-cell table:number-columns-repeated="250"/>
        </table:table-row>
        <table:table-row table:style-name="ro2">
          <table:table-cell office:value-type="string">
            <text:p>Range&lt;int&gt;</text:p>
          </table:table-cell>
          <table:table-cell office:value-type="string">
            <text:p>IndividualCPUTime</text:p>
          </table:table-cell>
          <table:table-cell office:value-type="string">
            <text:p>IndividualCPUTime</text:p>
          </table:table-cell>
          <table:table-cell table:number-columns-repeated="252"/>
        </table:table-row>
        <table:table-row table:style-name="ro2">
          <table:table-cell office:value-type="string">
            <text:p>Range&lt;int&gt;</text:p>
          </table:table-cell>
          <table:table-cell office:value-type="string">
            <text:p>TotalWallTime</text:p>
          </table:table-cell>
          <table:table-cell table:style-name="ce22" office:value-type="string">
            <text:p>WallTimeLimit, TotalWallTime</text:p>
          </table:table-cell>
          <table:table-cell/>
          <table:table-cell office:value-type="string">
            <text:p>walltime</text:p>
          </table:table-cell>
          <table:table-cell table:number-columns-repeated="250"/>
        </table:table-row>
        <table:table-row table:style-name="ro2">
          <table:table-cell office:value-type="string">
            <text:p>Range&lt;int&gt;</text:p>
          </table:table-cell>
          <table:table-cell office:value-type="string">
            <text:p>IndividualWallTime</text:p>
          </table:table-cell>
          <table:table-cell office:value-type="string">
            <text:p>IndividualWallTime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Arc::XMLNode</text:p>
          </table:table-cell>
          <table:table-cell office:value-type="string">
            <text:p>ReferenceTime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14" office:value-type="string">
            <text:p>std::string benchmark_attribute</text:p>
          </table:table-cell>
          <table:table-cell table:number-columns-repeated="2"/>
          <table:table-cell table:style-name="ce51" office:value-type="string">
            <text:p>Benchmarks[0]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14" office:value-type="string">
            <text:p>std::string value_attribute</text:p>
          </table:table-cell>
          <table:table-cell table:number-columns-repeated="2"/>
          <table:table-cell table:style-name="ce51" office:value-type="string">
            <text:p>benchmarks[1]</text:p>
          </table:table-cell>
          <table:table-cell table:number-columns-repeated="250"/>
        </table:table-row>
        <table:table-row table:style-name="ro3">
          <table:table-cell table:style-name="ce6"/>
          <table:table-cell table:style-name="ce14" office:value-type="string">
            <text:p>std::string value</text:p>
          </table:table-cell>
          <table:table-cell table:style-name="ce14" office:value-type="string">
            <text:p>GridTimeLimit</text:p>
          </table:table-cell>
          <table:table-cell/>
          <table:table-cell table:style-name="ce52" office:value-type="string">
            <text:p>benchmarks[2], gridtime</text:p>
          </table:table-cell>
          <table:table-cell table:number-columns-repeated="250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NetworkInfo</text:p>
          </table:table-cell>
          <table:table-cell office:value-type="string">
            <text:p>IndividualNetworkBandwidth</text:p>
          </table:table-cell>
          <table:table-cell table:number-columns-repeated="252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OSFamily</text:p>
          </table:table-cell>
          <table:table-cell office:value-type="string">
            <text:p>OSFamily</text:p>
          </table:table-cell>
          <table:table-cell table:number-columns-repeated="252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OSName</text:p>
          </table:table-cell>
          <table:table-cell table:style-name="ce21" office:value-type="string">
            <text:p>OperatingSystemName</text:p>
          </table:table-cell>
          <table:table-cell/>
          <table:table-cell office:value-type="string">
            <text:p>opsys</text:p>
          </table:table-cell>
          <table:table-cell table:number-columns-repeated="250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OSVersion</text:p>
          </table:table-cell>
          <table:table-cell office:value-type="string">
            <text:p>OperatingSystemVersion</text:p>
          </table:table-cell>
          <table:table-cell table:number-columns-repeated="252"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Platform</text:p>
          </table:table-cell>
          <table:table-cell table:style-name="ce24" office:value-type="string">
            <text:p>CPUArchitectureName</text:p>
          </table:table-cell>
          <table:table-cell/>
          <table:table-cell office:value-type="string">
            <text:p>architecture</text:p>
          </table:table-cell>
          <table:table-cell table:number-columns-repeated="250"/>
        </table:table-row>
        <table:table-row table:style-name="ro3">
          <table:table-cell office:value-type="string">
            <text:p>Range&lt;int64_t&gt;</text:p>
          </table:table-cell>
          <table:table-cell office:value-type="string">
            <text:p>IndividualPhysicalMemory</text:p>
          </table:table-cell>
          <table:table-cell table:style-name="ce25" office:value-type="string">
            <text:p>MemoryLimit, IndividualPhysicalMemory</text:p>
          </table:table-cell>
          <table:table-cell/>
          <table:table-cell office:value-type="string">
            <text:p>memory</text:p>
          </table:table-cell>
          <table:table-cell table:number-columns-repeated="250"/>
        </table:table-row>
        <table:table-row table:style-name="ro3">
          <table:table-cell office:value-type="string">
            <text:p>Range&lt;int64_t&gt;</text:p>
          </table:table-cell>
          <table:table-cell office:value-type="string">
            <text:p>IndividualVirtualMemory</text:p>
          </table:table-cell>
          <table:table-cell table:style-name="ce26" office:value-type="string">
            <text:p>IndividualVirtualMemory, VirtualMemoryLimit</text:p>
          </table:table-cell>
          <table:table-cell table:number-columns-repeated="252"/>
        </table:table-row>
        <table:table-row table:style-name="ro2">
          <table:table-cell office:value-type="string">
            <text:p>int64_t</text:p>
          </table:table-cell>
          <table:table-cell office:value-type="string">
            <text:p>IndividualDiskSpace</text:p>
          </table:table-cell>
          <table:table-cell table:style-name="ce24" office:value-type="string">
            <text:p>IndividualDiskSpace, DiskSpace</text:p>
          </table:table-cell>
          <table:table-cell/>
          <table:table-cell office:value-type="string">
            <text:p>disk</text:p>
          </table:table-cell>
          <table:table-cell table:number-columns-repeated="250"/>
        </table:table-row>
        <table:table-row table:style-name="ro2">
          <table:table-cell office:value-type="string">
            <text:p>int64_t</text:p>
          </table:table-cell>
          <table:table-cell office:value-type="string">
            <text:p>CacheDiskSpace</text:p>
          </table:table-cell>
          <table:table-cell table:number-columns-repeated="253"/>
        </table:table-row>
        <table:table-row table:style-name="ro2">
          <table:table-cell office:value-type="string">
            <text:p>int64_t</text:p>
          </table:table-cell>
          <table:table-cell office:value-type="string">
            <text:p>SessionDiskSpace</text:p>
          </table:table-cell>
          <table:table-cell table:number-columns-repeated="253"/>
        </table:table-row>
        <table:table-row table:style-name="ro2">
          <table:table-cell table:style-name="ce7" office:value-type="string">
            <text:p>std::list&lt;ResourceTargetType&gt;</text:p>
          </table:table-cell>
          <table:table-cell table:style-name="ce15" office:value-type="string">
            <text:p>CandidateTarget</text:p>
          </table:table-cell>
          <table:table-cell table:number-columns-repeated="253"/>
        </table:table-row>
        <table:table-row table:style-name="ro4">
          <table:table-cell table:style-name="ce5"/>
          <table:table-cell office:value-type="string">
            <text:p><text:span text:style-name="T2">URL </text:span>EndPointURL</text:p>
          </table:table-cell>
          <table:table-cell table:style-name="ce26" office:value-type="string">
            <text:p>CandidateTarget.HostName, CandidateHosts.HostName</text:p>
          </table:table-cell>
          <table:table-cell table:style-name="ce26" office:value-type="string">
            <text:p>queuename <text:span text:style-name="T3">If the CandidateTarget isn't empty.</text:span></text:p>
          </table:table-cell>
          <table:table-cell office:value-type="string">
            <text:p>cluster</text:p>
          </table:table-cell>
          <table:table-cell table:number-columns-repeated="250"/>
        </table:table-row>
        <table:table-row table:style-name="ro2">
          <table:table-cell table:style-name="ce6"/>
          <table:table-cell table:style-name="ce15" office:value-type="string">
            <text:p>std::string QueueName</text:p>
          </table:table-cell>
          <table:table-cell office:value-type="string">
            <text:p>CandidateTarget.QueueName</text:p>
          </table:table-cell>
          <table:table-cell office:value-type="string">
            <text:p>queuename</text:p>
          </table:table-cell>
          <table:table-cell office:value-type="string">
            <text:p>queue</text:p>
          </table:table-cell>
          <table:table-cell table:number-columns-repeated="250"/>
        </table:table-row>
        <table:table-row table:style-name="ro2">
          <table:table-cell office:value-type="string">
            <text:p>SoftwareRequirement</text:p>
          </table:table-cell>
          <table:table-cell office:value-type="string">
            <text:p>CEType</text:p>
          </table:table-cell>
          <table:table-cell office:value-type="string">
            <text:p>Middleware.Name</text:p>
          </table:table-cell>
          <table:table-cell/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ResourceSlotType</text:p>
          </table:table-cell>
          <table:table-cell office:value-type="string">
            <text:p>Slots</text:p>
          </table:table-cell>
          <table:table-cell table:number-columns-repeated="253"/>
        </table:table-row>
        <table:table-row table:style-name="ro3">
          <table:table-cell table:style-name="ce5"/>
          <table:table-cell office:value-type="string">
            <text:p><text:span text:style-name="T2">Range&lt;int&gt;</text:span><text:span text:style-name="T3"> </text:span>NumberOfProcesses</text:p>
          </table:table-cell>
          <table:table-cell table:style-name="ce26" office:value-type="string">
            <text:p>ProcessCountLimit, NumberOfProcesses</text:p>
          </table:table-cell>
          <table:table-cell table:number-columns-repeated="252"/>
        </table:table-row>
        <table:table-row table:style-name="ro2">
          <table:table-cell table:style-name="ce5"/>
          <table:table-cell office:value-type="string">
            <text:p><text:span text:style-name="T2">Range&lt;int&gt; </text:span>ProcessPerHost</text:p>
          </table:table-cell>
          <table:table-cell table:style-name="ce23" office:value-type="string">
            <text:p>TotalCPUCount</text:p>
          </table:table-cell>
          <table:table-cell/>
          <table:table-cell office:value-type="string">
            <text:p>count</text:p>
          </table:table-cell>
          <table:table-cell table:number-columns-repeated="250"/>
        </table:table-row>
        <table:table-row table:style-name="ro3">
          <table:table-cell table:style-name="ce5"/>
          <table:table-cell office:value-type="string">
            <text:p><text:span text:style-name="T2">Range&lt;int&gt;</text:span><text:span text:style-name="T3"> </text:span>ThreadPerProcesses</text:p>
          </table:table-cell>
          <table:table-cell table:style-name="ce26" office:value-type="string">
            <text:p>ThreadCountLimit, ThreadsPerProcesses</text:p>
          </table:table-cell>
          <table:table-cell table:number-columns-repeated="252"/>
        </table:table-row>
        <table:table-row table:style-name="ro2">
          <table:table-cell table:style-name="ce6"/>
          <table:table-cell office:value-type="string">
            <text:p><text:span text:style-name="T2">XMLNode</text:span><text:span text:style-name="T3"> </text:span>SPMDVariation</text:p>
          </table:table-cell>
          <table:table-cell table:number-columns-repeated="253"/>
        </table:table-row>
        <table:table-row table:style-name="ro2">
          <table:table-cell table:style-name="ce7" office:value-type="string">
            <text:p>SoftwareRequirement</text:p>
          </table:table-cell>
          <table:table-cell office:value-type="string">
            <text:p>RunTimeEnvironment</text:p>
          </table:table-cell>
          <table:table-cell table:number-columns-repeated="2"/>
          <table:table-cell office:value-type="string">
            <text:p>runtimeenvironment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14" office:value-type="string">
            <text:p>std::string Name</text:p>
          </table:table-cell>
          <table:table-cell table:style-name="ce14" office:value-type="string">
            <text:p>RunTimeEnvironment.Name</text:p>
          </table:table-cell>
          <table:table-cell/>
          <table:table-cell table:style-name="ce52"/>
          <table:table-cell table:number-columns-repeated="250"/>
        </table:table-row>
        <table:table-row table:style-name="ro2">
          <table:table-cell table:style-name="ce6"/>
          <table:table-cell table:style-name="ce14" office:value-type="string">
            <text:p>std::list&lt;std::string&gt; Version</text:p>
          </table:table-cell>
          <table:table-cell table:style-name="ce14" office:value-type="string">
            <text:p>RunTimeEnvironment.Version</text:p>
          </table:table-cell>
          <table:table-cell/>
          <table:table-cell table:style-name="ce52"/>
          <table:table-cell table:number-columns-repeated="250"/>
        </table:table-row>
        <table:table-row table:style-name="ro2">
          <table:table-cell office:value-type="string">
            <text:p>NodeAccessType</text:p>
          </table:table-cell>
          <table:table-cell office:value-type="string">
            <text:p>NodeAccess</text:p>
          </table:table-cell>
          <table:table-cell table:number-columns-repeated="2"/>
          <table:table-cell table:style-name="ce53" office:value-type="string">
            <text:p>nodeaccess</text:p>
          </table:table-cell>
          <table:table-cell table:number-columns-repeated="250"/>
        </table:table-row>
        <table:table-row table:style-name="ro2">
          <table:table-cell office:value-type="string">
            <text:p>SessionDirectoryAccessMode</text:p>
          </table:table-cell>
          <table:table-cell table:style-name="Default" office:value-type="string">
            <text:p>SessionDirectoryAccess</text:p>
          </table:table-cell>
          <table:table-cell table:style-name="Default"/>
          <table:table-cell table:style-name="ce37"/>
          <table:table-cell table:number-columns-repeated="251"/>
        </table:table-row>
        <table:table-row table:style-name="ro2">
          <table:table-cell table:style-name="ce2" office:value-type="string">
            <text:p><text:s text:c="8"/>// DataStaging information</text:p>
          </table:table-cell>
          <table:table-cell table:style-name="ce11"/>
          <table:table-cell table:style-name="ce20" table:number-columns-repeated="2"/>
          <table:table-cell table:style-name="ce45"/>
          <table:table-cell table:number-columns-repeated="250"/>
        </table:table-row>
        <table:table-row table:style-name="ro2">
          <table:table-cell table:style-name="ce7" office:value-type="string">
            <text:p>std::list&lt;FileType&gt;</text:p>
          </table:table-cell>
          <table:table-cell table:style-name="ce16" office:value-type="string">
            <text:p>File </text:p>
          </table:table-cell>
          <table:table-cell table:number-columns-repeated="253"/>
        </table:table-row>
        <table:table-row table:style-name="ro3">
          <table:table-cell table:style-name="ce5"/>
          <table:table-cell office:value-type="string">
            <text:p>std::string Name</text:p>
          </table:table-cell>
          <table:table-cell office:value-type="string">
            <text:p>FileName</text:p>
          </table:table-cell>
          <table:table-cell table:style-name="ce26" office:value-type="string">
            <text:p>inputsandbox, outputsandbox</text:p>
          </table:table-cell>
          <table:table-cell table:style-name="ce54" office:value-type="string">
            <text:p>inputfiles, outputfiles</text:p>
          </table:table-cell>
          <table:table-cell table:number-columns-repeated="250"/>
        </table:table-row>
        <table:table-row table:style-name="ro2">
          <table:table-cell table:style-name="ce5"/>
          <table:table-cell office:value-type="string">
            <text:p>std::vector&lt;DataSourceType&gt; Source</text:p>
          </table:table-cell>
          <table:table-cell table:number-columns-repeated="253"/>
        </table:table-row>
        <table:table-row table:style-name="ro3">
          <table:table-cell table:style-name="ce5"/>
          <table:table-cell office:value-type="string">
            <text:p>URL Source.URI</text:p>
          </table:table-cell>
          <table:table-cell office:value-type="string">
            <text:p>Source.URI</text:p>
          </table:table-cell>
          <table:table-cell table:style-name="ce26" office:value-type="string">
            <text:p>inputsandbox, inputsandboxbaseuri</text:p>
          </table:table-cell>
          <table:table-cell table:style-name="ce54" office:value-type="string">
            <text:p>inputfiles, rsl_substitution</text:p>
          </table:table-cell>
          <table:table-cell table:number-columns-repeated="250"/>
        </table:table-row>
        <table:table-row table:style-name="ro2">
          <table:table-cell table:style-name="ce5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table-cell table:number-columns-repeated="250"/>
        </table:table-row>
        <table:table-row table:style-name="ro2">
          <table:table-cell table:style-name="ce5"/>
          <table:table-cell office:value-type="string">
            <text:p>std::list&lt;DataTargetType&gt; Target</text:p>
          </table:table-cell>
          <table:table-cell table:number-columns-repeated="253"/>
        </table:table-row>
        <table:table-row table:style-name="ro4">
          <table:table-cell table:style-name="ce5"/>
          <table:table-cell office:value-type="string">
            <text:p>URL Target.URI</text:p>
          </table:table-cell>
          <table:table-cell office:value-type="string">
            <text:p>Target.URI</text:p>
          </table:table-cell>
          <table:table-cell table:style-name="ce26" office:value-type="string">
            <text:p>outputsandbox, outputsandboxdesturi, outputsandboxbaseuri</text:p>
          </table:table-cell>
          <table:table-cell office:value-type="string">
            <text:p>outputfiles</text:p>
          </table:table-cell>
          <table:table-cell table:number-columns-repeated="250"/>
        </table:table-row>
        <table:table-row table:style-name="ro2">
          <table:table-cell table:style-name="ce5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table-cell table:number-columns-repeated="250"/>
        </table:table-row>
        <table:table-row table:style-name="ro2">
          <table:table-cell table:style-name="ce5"/>
          <table:table-cell office:value-type="string">
            <text:p>bool <text:s/>Target.Mandatory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int <text:s text:c="3"/>Target.NeededReplica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bool KeepData</text:p>
          </table:table-cell>
          <table:table-cell office:value-type="string">
            <text:p>DeleteOnTermination</text:p>
          </table:table-cell>
          <table:table-cell table:number-columns-repeated="252"/>
        </table:table-row>
        <table:table-row table:style-name="ro2">
          <table:table-cell table:style-name="ce5"/>
          <table:table-cell office:value-type="string">
            <text:p>bool IsExecutable</text:p>
          </table:table-cell>
          <table:table-cell office:value-type="string">
            <text:p>IsExecutable</text:p>
          </table:table-cell>
          <table:table-cell/>
          <table:table-cell office:value-type="string">
            <text:p>executables</text:p>
          </table:table-cell>
          <table:table-cell table:number-columns-repeated="250"/>
        </table:table-row>
        <table:table-row table:style-name="ro2">
          <table:table-cell table:style-name="ce5"/>
          <table:table-cell office:value-type="string">
            <text:p>std::list&lt;URL&gt; DataIndexingService</text:p>
          </table:table-cell>
          <table:table-cell table:number-columns-repeated="2"/>
          <table:table-cell office:value-type="string">
            <text:p>replicacollection</text:p>
          </table:table-cell>
          <table:table-cell table:number-columns-repeated="250"/>
        </table:table-row>
        <table:table-row table:style-name="ro4">
          <table:table-cell table:style-name="ce6"/>
          <table:table-cell office:value-type="string">
            <text:p>bool DownloadToCache</text:p>
          </table:table-cell>
          <table:table-cell office:value-type="string">
            <text:p>DownloadToCache</text:p>
          </table:table-cell>
          <table:table-cell/>
          <table:table-cell table:style-name="ce54" office:value-type="string">
            <text:p>cache<text:span text:style-name="T3"> <text:s/>If File[].Source is not empty.</text:span></text:p>
          </table:table-cell>
          <table:table-cell table:number-columns-repeated="250"/>
        </table:table-row>
        <table:table-row table:style-name="ro2">
          <table:table-cell table:style-name="ce7" office:value-type="string">
            <text:p>std::list&lt;DirectoryType&gt;</text:p>
          </table:table-cell>
          <table:table-cell office:value-type="string">
            <text:p>Directory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std::string Name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std::vector&lt;DataSourceType&gt; Source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URL Source.URI</text:p>
          </table:table-cell>
          <table:table-cell/>
          <table:table-cell office:value-type="string">
            <text:p>inputsandboxbaseuri</text:p>
          </table:table-cell>
          <table:table-cell table:number-columns-repeated="251"/>
        </table:table-row>
        <table:table-row table:style-name="ro2">
          <table:table-cell table:style-name="ce5"/>
          <table:table-cell office:value-type="string">
            <text:p>int <text:s text:c="3"/>Source.Threads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std::list&lt;DataTargetType&gt; Target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URL Target.URI</text:p>
          </table:table-cell>
          <table:table-cell/>
          <table:table-cell office:value-type="string">
            <text:p>outputsandboxbaseuri</text:p>
          </table:table-cell>
          <table:table-cell table:number-columns-repeated="251"/>
        </table:table-row>
        <table:table-row table:style-name="ro2">
          <table:table-cell table:style-name="ce5"/>
          <table:table-cell office:value-type="string">
            <text:p>int <text:s text:c="3"/>Target.Threads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bool <text:s/>Target.Mandatory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int <text:s text:c="3"/>Target.NeededReplica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bool KeepData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bool IsExecutable</text:p>
          </table:table-cell>
          <table:table-cell table:number-columns-repeated="253"/>
        </table:table-row>
        <table:table-row table:style-name="ro2">
          <table:table-cell table:style-name="ce5"/>
          <table:table-cell office:value-type="string">
            <text:p>std::list&lt;URL&gt; DataIndexingService</text:p>
          </table:table-cell>
          <table:table-cell table:number-columns-repeated="253"/>
        </table:table-row>
        <table:table-row table:style-name="ro2">
          <table:table-cell table:style-name="ce6"/>
          <table:table-cell office:value-type="string">
            <text:p>bool DownloadToCache</text:p>
          </table:table-cell>
          <table:table-cell table:number-columns-repeated="253"/>
        </table:table-row>
        <table:table-row table:style-name="ro2">
          <table:table-cell table:style-name="ce7" office:value-type="string">
            <text:p>DataStagingDefaultsType</text:p>
          </table:table-cell>
          <table:table-cell office:value-type="string">
            <text:p>Defaults</text:p>
          </table:table-cell>
          <table:table-cell table:number-columns-repeated="3"/>
          <table:table-cell table:style-name="ce40"/>
          <table:table-cell table:style-name="ce60" table:number-columns-repeated="249"/>
        </table:table-row>
        <table:table-row table:style-name="ro2">
          <table:table-cell table:style-name="ce5"/>
          <table:table-cell office:value-type="string">
            <text:p>URL DataIndexingService</text:p>
          </table:table-cell>
          <table:table-cell table:number-columns-repeated="3"/>
          <table:table-cell table:style-name="ce40"/>
          <table:table-cell table:style-name="ce60" table:number-columns-repeated="249"/>
        </table:table-row>
        <table:table-row table:style-name="ro2">
          <table:table-cell table:style-name="ce5"/>
          <table:table-cell office:value-type="string">
            <text:p>URL StagingInBaseURI</text:p>
          </table:table-cell>
          <table:table-cell table:number-columns-repeated="3"/>
          <table:table-cell table:style-name="ce40"/>
          <table:table-cell table:style-name="ce60" table:number-columns-repeated="249"/>
        </table:table-row>
        <table:table-row table:style-name="ro2">
          <table:table-cell table:style-name="ce8"/>
          <table:table-cell table:style-name="ce17" office:value-type="string">
            <text:p>URL StagingOutBaseURI</text:p>
          </table:table-cell>
          <table:table-cell table:style-name="ce17" table:number-columns-repeated="2"/>
          <table:table-cell table:style-name="ce55"/>
          <table:table-cell table:number-columns-repeated="250"/>
        </table:table-row>
        <table:table-row table:style-name="ro2" table:number-rows-repeated="2">
          <table:table-cell table:style-name="Default" table:number-columns-repeated="5"/>
          <table:table-cell table:number-columns-repeated="250"/>
        </table:table-row>
        <table:table-row table:style-name="ro5">
          <table:table-cell table:style-name="Default" table:number-columns-repeated="2"/>
          <table:table-cell table:style-name="ce27"/>
          <table:table-cell table:style-name="ce38" office:value-type="string">
            <text:p>Not used elements:</text:p>
          </table:table-cell>
          <table:table-cell table:style-name="ce56"/>
          <table:table-cell table:number-columns-repeated="250"/>
        </table:table-row>
        <table:table-row table:style-name="ro3">
          <table:table-cell table:style-name="Default" table:number-columns-repeated="2"/>
          <table:table-cell table:style-name="ce28" office:value-type="string">
            <text:p>JSDL with POSIX and ARC extensions</text:p>
          </table:table-cell>
          <table:table-cell table:style-name="ce39" office:value-type="string">
            <text:p>JDL</text:p>
          </table:table-cell>
          <table:table-cell table:style-name="ce57" office:value-type="string">
            <text:p>XRSL</text:p>
          </table:table-cell>
          <table:table-cell table:number-columns-repeated="250"/>
        </table:table-row>
        <table:table-row table:style-name="ro6">
          <table:table-cell table:style-name="Default"/>
          <table:table-cell table:style-name="ce18"/>
          <table:table-cell table:style-name="ce29" office:value-type="string">
            <text:p>JobAnnotation</text:p>
          </table:table-cell>
          <table:table-cell table:style-name="ce37" office:value-type="string">
            <text:p>allowzippedisb</text:p>
          </table:table-cell>
          <table:table-cell table:style-name="ce58" office:value-type="string">
            <text:p>dryrun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ApplicationName</text:p>
          </table:table-cell>
          <table:table-cell table:style-name="ce37" office:value-type="string">
            <text:p>zippedisb</text:p>
          </table:table-cell>
          <table:table-cell table:style-name="ce58" office:value-type="string">
            <text:p>action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ApplicationVersion</text:p>
          </table:table-cell>
          <table:table-cell table:style-name="ce37" office:value-type="string">
            <text:p>perusalfileenable</text:p>
          </table:table-cell>
          <table:table-cell table:style-name="ce58" office:value-type="string">
            <text:p>hostnam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Description</text:p>
          </table:table-cell>
          <table:table-cell table:style-name="ce37" office:value-type="string">
            <text:p>perusaltimeinterval</text:p>
          </table:table-cell>
          <table:table-cell table:style-name="ce58" office:value-type="string">
            <text:p>jobid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MountPoint</text:p>
          </table:table-cell>
          <table:table-cell table:style-name="ce37" office:value-type="string">
            <text:p>perusalfilesdesturi</text:p>
          </table:table-cell>
          <table:table-cell table:style-name="ce58" office:value-type="string">
            <text:p>clientxrsl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MountSource</text:p>
          </table:table-cell>
          <table:table-cell table:style-name="ce37" office:value-type="string">
            <text:p>inputdata</text:p>
          </table:table-cell>
          <table:table-cell table:style-name="ce58" office:value-type="string">
            <text:p>clientsoftwar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FileSystemType</text:p>
          </table:table-cell>
          <table:table-cell table:style-name="ce37" office:value-type="string">
            <text:p>outputdata</text:p>
          </table:table-cell>
          <table:table-cell table:style-name="ce58" office:value-type="string">
            <text:p>savestat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IndividualCPUSpeed</text:p>
          </table:table-cell>
          <table:table-cell table:style-name="ce37" office:value-type="string">
            <text:p>storageindex</text:p>
          </table:table-cell>
          <table:table-cell table:style-name="ce58" office:value-type="string">
            <text:p>resourcemanagercontact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IndividualCPUCount</text:p>
          </table:table-cell>
          <table:table-cell table:style-name="ce37" office:value-type="string">
            <text:p>datacatalog</text:p>
          </table:table-cell>
          <table:table-cell table:style-name="ce58" office:value-type="string">
            <text:p>directory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TotalPhysicalMemory</text:p>
          </table:table-cell>
          <table:table-cell table:style-name="ce37" office:value-type="string">
            <text:p>datarequirements</text:p>
          </table:table-cell>
          <table:table-cell table:style-name="ce58" office:value-type="string">
            <text:p>maxcputim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TotalVirtualMemory</text:p>
          </table:table-cell>
          <table:table-cell table:style-name="ce37" office:value-type="string">
            <text:p>dataaccessprotocol</text:p>
          </table:table-cell>
          <table:table-cell table:style-name="ce58" office:value-type="string">
            <text:p>maxwalltim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TotalDiskSpace</text:p>
          </table:table-cell>
          <table:table-cell table:style-name="ce37" office:value-type="string">
            <text:p>lbaddress</text:p>
          </table:table-cell>
          <table:table-cell table:style-name="ce58" office:value-type="string">
            <text:p>maxtim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TotalResourceCount</text:p>
          </table:table-cell>
          <table:table-cell table:style-name="ce37" office:value-type="string">
            <text:p>hlrlocation</text:p>
          </table:table-cell>
          <table:table-cell table:style-name="ce58" office:value-type="string">
            <text:p>maxmemory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Additional</text:p>
          </table:table-cell>
          <table:table-cell table:style-name="ce37" office:value-type="string">
            <text:p>jobprovenance</text:p>
          </table:table-cell>
          <table:table-cell table:style-name="ce58" office:value-type="string">
            <text:p>minmemory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FileSystemName</text:p>
          </table:table-cell>
          <table:table-cell table:style-name="ce37" office:value-type="string">
            <text:p>nodenumber</text:p>
          </table:table-cell>
          <table:table-cell table:style-name="ce58" office:value-type="string">
            <text:p>grammyjob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CreationFlag</text:p>
          </table:table-cell>
          <table:table-cell table:style-name="ce37" office:value-type="string">
            <text:p>jobsteps</text:p>
          </table:table-cell>
          <table:table-cell table:style-name="ce58" office:value-type="string">
            <text:p>project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WorkingDirectory</text:p>
          </table:table-cell>
          <table:table-cell table:style-name="ce37" office:value-type="string">
            <text:p>currentstep</text:p>
          </table:table-cell>
          <table:table-cell table:style-name="ce58" office:value-type="string">
            <text:p>hostcount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FileSizeLimit</text:p>
          </table:table-cell>
          <table:table-cell table:style-name="ce37" office:value-type="string">
            <text:p>jobstate</text:p>
          </table:table-cell>
          <table:table-cell table:style-name="ce58" office:value-type="string">
            <text:p>label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CoreDumpLimit</text:p>
          </table:table-cell>
          <table:table-cell table:style-name="ce37" office:value-type="string">
            <text:p>listenerport</text:p>
          </table:table-cell>
          <table:table-cell table:style-name="ce58" office:value-type="string">
            <text:p>subjobcommstyp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DataSegmentLimit</text:p>
          </table:table-cell>
          <table:table-cell table:style-name="ce37" office:value-type="string">
            <text:p>listenerhost</text:p>
          </table:table-cell>
          <table:table-cell table:style-name="ce58" office:value-type="string">
            <text:p>subjobstarttyp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LockedMemoryLimit</text:p>
          </table:table-cell>
          <table:table-cell table:style-name="ce37" office:value-type="string">
            <text:p>listenerpipename</text:p>
          </table:table-cell>
          <table:table-cell table:style-name="ce58" office:value-type="string">
            <text:p>filecleanup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OpenDescriptorsLimit</text:p>
          </table:table-cell>
          <table:table-cell table:style-name="ce37" office:value-type="string">
            <text:p>requirements</text:p>
          </table:table-cell>
          <table:table-cell table:style-name="ce58" office:value-type="string">
            <text:p>filestagein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PipeSizeLimit</text:p>
          </table:table-cell>
          <table:table-cell table:style-name="ce37" office:value-type="string">
            <text:p>outputse</text:p>
          </table:table-cell>
          <table:table-cell table:style-name="ce58" office:value-type="string">
            <text:p>filestageinshared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29" office:value-type="string">
            <text:p>StackSizeLimit</text:p>
          </table:table-cell>
          <table:table-cell table:style-name="ce40" office:value-type="string">
            <text:p>shortdeadlinejob</text:p>
          </table:table-cell>
          <table:table-cell table:style-name="ce58" office:value-type="string">
            <text:p>filestageout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30" office:value-type="string">
            <text:p>UserName</text:p>
          </table:table-cell>
          <table:table-cell table:style-name="ce41" office:value-type="string">
            <text:p>batchsystem</text:p>
          </table:table-cell>
          <table:table-cell table:style-name="ce58" office:value-type="string">
            <text:p>gasscach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31" office:value-type="string">
            <text:p>GroupName</text:p>
          </table:table-cell>
          <table:table-cell table:style-name="ce42"/>
          <table:table-cell table:style-name="ce58" office:value-type="string">
            <text:p>jobtype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31"/>
          <table:table-cell table:style-name="ce42"/>
          <table:table-cell table:style-name="ce58" office:value-type="string">
            <text:p>librarypath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31"/>
          <table:table-cell table:style-name="ce42"/>
          <table:table-cell table:style-name="ce58" office:value-type="string">
            <text:p>remoteiourl</text:p>
          </table:table-cell>
          <table:table-cell table:number-columns-repeated="250"/>
        </table:table-row>
        <table:table-row table:style-name="ro2">
          <table:table-cell table:style-name="Default" table:number-columns-repeated="2"/>
          <table:table-cell table:style-name="ce32"/>
          <table:table-cell table:style-name="ce43"/>
          <table:table-cell table:style-name="ce59" office:value-type="string">
            <text:p>scratchdir</text:p>
          </table:table-cell>
          <table:table-cell table:number-columns-repeated="250"/>
        </table:table-row>
      </table:table>
      <table:table table:name="Munkalap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2009.08.04</text:date>, <text:time>10:58:3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ábor Szigeti</meta:initial-creator>
    <meta:creation-date>2009-01-17T09:29:36</meta:creation-date>
    <dc:creator>Gábor Szigeti</dc:creator>
    <dc:date>2009-08-04T10:58:36</dc:date>
    <meta:editing-cycles>118</meta:editing-cycles>
    <meta:editing-duration>P2DT10H7M54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364"/>
  </office:meta>
</office:document-meta>
</file>